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2.00pt" fo:font-weight="normal" fo:font-family="'Liberation Serif'" style:font-family-asian="'Liberation Serif'" style:font-family-complex="'Liberation Serif'" fo:background-color="transparent" style:use-window-font-color="true"/>
    </style:style>
    <style:style style:name="T3" style:family="text">
      <style:text-properties fo:font-size="2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8.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8.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8.00pt" fo:font-weight="normal" fo:font-family="'Liberation Serif'" style:font-family-asian="'Liberation Serif'" style:font-family-complex="'Liberation Serif'" fo:background-color="transparent" style:use-window-font-color="true"/>
    </style:style>
    <style:style style:name="T16" style:family="text">
      <style:text-properties fo:font-size="14.00pt" fo:font-weight="bold" fo:font-family="'Liberation Sans'" style:font-family-asian="'Liberation Sans'" style:font-family-complex="'Liberation San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Liberation Sans'" style:font-family-asian="'Liberation Sans'" style:font-family-complex="'Liberation Sans'" fo:background-color="transparent" style:use-window-font-color="true"/>
    </style:style>
    <style:style style:name="T19" style:family="text">
      <style:text-properties fo:font-size="12.00pt" fo:font-weight="bold" fo:font-family="'Liberation Sans'" style:font-family-asian="'Liberation Sans'" style:font-family-complex="'Liberation Sans'" fo:background-color="transparent" style:use-window-font-color="true"/>
    </style:style>
    <style:style style:name="T20" style:family="text">
      <style:text-properties fo:font-size="12.00pt" fo:font-weight="bold" fo:font-family="'Cambria Math'" style:font-family-asian="'Cambria Math'" style:font-family-complex="'Cambria Math'" fo:background-color="transparent" style:use-window-font-color="true"/>
    </style:style>
    <style:style style:name="T21" style:family="text">
      <style:text-properties fo:font-size="12.00pt" fo:font-weight="bold" fo:font-family="'Liberation Sans'" style:font-family-asian="'Liberation Sans'" style:font-family-complex="'Liberation Sans'" fo:background-color="transparent" style:use-window-font-color="true"/>
    </style:style>
    <style:style style:name="T22" style:family="text">
      <style:text-properties fo:font-size="12.00pt" fo:font-weight="bold" fo:font-family="'Cambria Math'" style:font-family-asian="'Cambria Math'" style:font-family-complex="'Cambria Math'" fo:background-color="transparent" style:use-window-font-color="true"/>
    </style:style>
    <style:style style:name="T23" style:family="text">
      <style:text-properties fo:font-size="12.00pt" fo:font-weight="bold" fo:font-family="'Liberation Sans'" style:font-family-asian="'Liberation Sans'" style:font-family-complex="'Liberation Sans'" fo:background-color="transparent" style:use-window-font-color="true"/>
    </style:style>
    <style:style style:name="T24" style:family="text">
      <style:text-properties fo:font-size="12.00pt" fo:font-weight="bold" fo:font-family="'Cambria Math'" style:font-family-asian="'Cambria Math'" style:font-family-complex="'Cambria Math'" fo:background-color="transparent" style:use-window-font-color="true"/>
    </style:style>
    <style:style style:name="T25" style:family="text">
      <style:text-properties fo:font-size="12.00pt" fo:font-weight="bold" fo:font-family="Calibri" style:font-family-asian="Calibri" style:font-family-complex="Calibri" fo:background-color="transparent" style:use-window-font-color="true"/>
    </style:style>
    <style:style style:name="T26" style:family="text">
      <style:text-properties fo:font-size="12.00pt" fo:font-weight="bold" fo:font-family="'Liberation Sans'" style:font-family-asian="'Liberation Sans'" style:font-family-complex="'Liberation Sans'" fo:background-color="transparent" style:use-window-font-color="true"/>
    </style:style>
    <style:style style:name="T27" style:family="text">
      <style:text-properties fo:font-size="12.00pt" fo:font-weight="bold" fo:font-family="'Cambria Math'" style:font-family-asian="'Cambria Math'" style:font-family-complex="'Cambria Math'" fo:background-color="transparent" style:use-window-font-color="true"/>
    </style:style>
    <style:style style:name="T28" style:family="text">
      <style:text-properties fo:font-size="12.00pt" fo:font-weight="bold" fo:font-family="'Liberation Sans'" style:font-family-asian="'Liberation Sans'" style:font-family-complex="'Liberation Sans'"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Cambria Math'" style:font-family-asian="'Cambria Math'" style:font-family-complex="'Cambria Math'"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Cambria Math'" style:font-family-asian="'Cambria Math'" style:font-family-complex="'Cambria Math'"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Cambria Math'" style:font-family-asian="'Cambria Math'" style:font-family-complex="'Cambria Math'"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Cambria Math'" style:font-family-asian="'Cambria Math'" style:font-family-complex="'Cambria Math'"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Cambria Math'" style:font-family-asian="'Cambria Math'" style:font-family-complex="'Cambria Math'"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normal" fo:font-family="'Cambria Math'" style:font-family-asian="'Cambria Math'" style:font-family-complex="'Cambria Math'"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Cambria Math'" style:font-family-asian="'Cambria Math'" style:font-family-complex="'Cambria Math'"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Cambria Math'" style:font-family-asian="'Cambria Math'" style:font-family-complex="'Cambria Math'"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Cambria Math'" style:font-family-asian="'Cambria Math'" style:font-family-complex="'Cambria Math'"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Cambria Math'" style:font-family-asian="'Cambria Math'" style:font-family-complex="'Cambria Math'"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Cambria Math'" style:font-family-asian="'Cambria Math'" style:font-family-complex="'Cambria Math'"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Cambria Math'" style:font-family-asian="'Cambria Math'" style:font-family-complex="'Cambria Math'"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2.00pt" fo:font-weight="normal" fo:font-family="'Cambria Math'" style:font-family-asian="'Cambria Math'" style:font-family-complex="'Cambria Math'"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normal" fo:font-family="'Cambria Math'" style:font-family-asian="'Cambria Math'" style:font-family-complex="'Cambria Math'"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Cambria Math'" style:font-family-asian="'Cambria Math'" style:font-family-complex="'Cambria Math'"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normal" fo:font-family="'Cambria Math'" style:font-family-asian="'Cambria Math'" style:font-family-complex="'Cambria Math'"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Cambria Math'" style:font-family-asian="'Cambria Math'" style:font-family-complex="'Cambria Math'"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Cambria Math'" style:font-family-asian="'Cambria Math'" style:font-family-complex="'Cambria Math'"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Cambria Math'" style:font-family-asian="'Cambria Math'" style:font-family-complex="'Cambria Math'"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Cambria Math'" style:font-family-asian="'Cambria Math'" style:font-family-complex="'Cambria Math'"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Cambria Math'" style:font-family-asian="'Cambria Math'" style:font-family-complex="'Cambria Math'"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Cambria Math'" style:font-family-asian="'Cambria Math'" style:font-family-complex="'Cambria Math'"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Cambria Math'" style:font-family-asian="'Cambria Math'" style:font-family-complex="'Cambria Math'"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Cambria Math'" style:font-family-asian="'Cambria Math'" style:font-family-complex="'Cambria Math'"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2.00pt" fo:font-weight="normal" fo:font-family="'Cambria Math'" style:font-family-asian="'Cambria Math'" style:font-family-complex="'Cambria Math'"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2.00pt" fo:font-weight="normal" fo:font-family="'Cambria Math'" style:font-family-asian="'Cambria Math'" style:font-family-complex="'Cambria Math'"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bold" fo:font-family="'Liberation Sans'" style:font-family-asian="'Liberation Sans'" style:font-family-complex="'Liberation Sans'" fo:background-color="transparent" style:use-window-font-color="true"/>
    </style:style>
    <style:style style:name="T94" style:family="text">
      <style:text-properties fo:font-size="12.00pt" fo:font-weight="bold" fo:font-family="'Liberation Sans'" style:font-family-asian="'Liberation Sans'" style:font-family-complex="'Liberation Sans'" fo:background-color="transparent" style:use-window-font-color="true"/>
    </style:style>
    <style:style style:name="T95" style:family="text">
      <style:text-properties fo:font-size="12.00pt" fo:font-weight="bold" fo:font-family="'Cambria Math'" style:font-family-asian="'Cambria Math'" style:font-family-complex="'Cambria Math'" fo:background-color="transparent" style:use-window-font-color="true"/>
    </style:style>
    <style:style style:name="T96" style:family="text">
      <style:text-properties fo:font-size="12.00pt" fo:font-weight="bold" fo:font-family="'Liberation Sans'" style:font-family-asian="'Liberation Sans'" style:font-family-complex="'Liberation Sans'" fo:background-color="transparent" style:use-window-font-color="true"/>
    </style:style>
    <style:style style:name="T97" style:family="text">
      <style:text-properties fo:font-size="12.00pt" fo:font-weight="bold" fo:font-family="'Liberation Sans'" style:font-family-asian="'Liberation Sans'" style:font-family-complex="'Liberation Sans'" fo:background-color="transparent" style:use-window-font-color="true"/>
    </style:style>
    <style:style style:name="T98" style:family="text">
      <style:text-properties fo:font-size="12.00pt" fo:font-weight="bold" fo:font-family="'Cambria Math'" style:font-family-asian="'Cambria Math'" style:font-family-complex="'Cambria Math'" fo:background-color="transparent" style:use-window-font-color="true"/>
    </style:style>
    <style:style style:name="T99" style:family="text">
      <style:text-properties fo:font-size="12.00pt" fo:font-weight="bold" fo:font-family="'Liberation Sans'" style:font-family-asian="'Liberation Sans'" style:font-family-complex="'Liberation Sans'" fo:background-color="transparent" style:use-window-font-color="true"/>
    </style:style>
    <style:style style:name="T100" style:family="text">
      <style:text-properties fo:font-size="12.00pt" fo:font-weight="bold" fo:font-family="'Liberation Sans'" style:font-family-asian="'Liberation Sans'" style:font-family-complex="'Liberation Sans'" fo:background-color="transparent" style:use-window-font-color="true"/>
    </style:style>
    <style:style style:name="T101" style:family="text">
      <style:text-properties fo:font-size="12.00pt" fo:font-weight="bold" fo:font-family="'Cambria Math'" style:font-family-asian="'Cambria Math'" style:font-family-complex="'Cambria Math'" fo:background-color="transparent" style:use-window-font-color="true"/>
    </style:style>
    <style:style style:name="T102" style:family="text">
      <style:text-properties fo:font-size="12.00pt" fo:font-weight="bold" fo:font-family="'Liberation Sans'" style:font-family-asian="'Liberation Sans'" style:font-family-complex="'Liberation Sans'" fo:background-color="transparent" style:use-window-font-color="true"/>
    </style:style>
    <style:style style:name="T103" style:family="text">
      <style:text-properties fo:font-size="12.00pt" fo:font-weight="bold" fo:font-family="'Liberation Sans'" style:font-family-asian="'Liberation Sans'" style:font-family-complex="'Liberation Sans'"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Cambria Math'" style:font-family-asian="'Cambria Math'" style:font-family-complex="'Cambria Math'"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Cambria Math'" style:font-family-asian="'Cambria Math'" style:font-family-complex="'Cambria Math'"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2.00pt" fo:font-weight="normal" fo:font-family="'Cambria Math'" style:font-family-asian="'Cambria Math'" style:font-family-complex="'Cambria Math'"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Cambria Math'" style:font-family-asian="'Cambria Math'" style:font-family-complex="'Cambria Math'"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Cambria Math'" style:font-family-asian="'Cambria Math'" style:font-family-complex="'Cambria Math'" fo:background-color="transparent" style:use-window-font-color="true"/>
    </style:style>
    <style:style style:name="T116" style:family="text">
      <style:text-properties fo:font-size="12.00pt" fo:font-weight="normal"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Cambria Math'" style:font-family-asian="'Cambria Math'" style:font-family-complex="'Cambria Math'"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2.00pt" fo:font-weight="normal" fo:font-family="'Cambria Math'" style:font-family-asian="'Cambria Math'" style:font-family-complex="'Cambria Math'"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Cambria Math'" style:font-family-asian="'Cambria Math'" style:font-family-complex="'Cambria Math'"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2.00pt" fo:font-weight="normal" fo:font-family="'Cambria Math'" style:font-family-asian="'Cambria Math'" style:font-family-complex="'Cambria Math'"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2.00pt" fo:font-weight="normal" fo:font-family="'Cambria Math'" style:font-family-asian="'Cambria Math'" style:font-family-complex="'Cambria Math'"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Cambria Math'" style:font-family-asian="'Cambria Math'" style:font-family-complex="'Cambria Math'"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2.00pt" fo:font-weight="normal" fo:font-family="'Cambria Math'" style:font-family-asian="'Cambria Math'" style:font-family-complex="'Cambria Math'"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2.00pt" fo:font-weight="normal" fo:font-family="'Cambria Math'" style:font-family-asian="'Cambria Math'" style:font-family-complex="'Cambria Math'"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2.00pt" fo:font-weight="normal" fo:font-family="'Cambria Math'" style:font-family-asian="'Cambria Math'" style:font-family-complex="'Cambria Math'"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4.00pt" fo:font-weight="bold" fo:font-family="'Liberation Sans'" style:font-family-asian="'Liberation Sans'" style:font-family-complex="'Liberation Sans'" fo:background-color="transparent" style:use-window-font-color="true"/>
    </style:style>
    <style:style style:name="T140" style:family="text">
      <style:text-properties fo:font-size="12.00pt" fo:font-weight="bold" fo:font-family="'Liberation Sans'" style:font-family-asian="'Liberation Sans'" style:font-family-complex="'Liberation Sans'"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bold" fo:font-family="'Liberation Sans'" style:font-family-asian="'Liberation Sans'" style:font-family-complex="'Liberation Sans'" fo:background-color="transparent" style:use-window-font-color="true"/>
    </style:style>
    <style:style style:name="T143" style:family="text">
      <style:text-properties fo:font-size="12.00pt" fo:font-weight="bold" fo:font-family="'Cambria Math'" style:font-family-asian="'Cambria Math'" style:font-family-complex="'Cambria Math'" fo:background-color="transparent" style:use-window-font-color="true"/>
    </style:style>
    <style:style style:name="T144" style:family="text">
      <style:text-properties fo:font-size="12.00pt" fo:font-weight="bold" fo:font-family="'Liberation Sans'" style:font-family-asian="'Liberation Sans'" style:font-family-complex="'Liberation Sans'"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bold" fo:font-family="'Liberation Sans'" style:font-family-asian="'Liberation Sans'" style:font-family-complex="'Liberation Sans'"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bold" fo:font-family="'Liberation Sans'" style:font-family-asian="'Liberation Sans'" style:font-family-complex="'Liberation Sans'" fo:background-color="transparent" style:use-window-font-color="true"/>
    </style:style>
    <style:style style:name="T149" style:family="text">
      <style:text-properties fo:font-size="12.00pt" fo:font-weight="bold" fo:font-family="'Cambria Math'" style:font-family-asian="'Cambria Math'" style:font-family-complex="'Cambria Math'" fo:background-color="transparent" style:use-window-font-color="true"/>
    </style:style>
    <style:style style:name="T150" style:family="text">
      <style:text-properties fo:font-size="12.00pt" fo:font-weight="bold" fo:font-family="'Liberation Sans'" style:font-family-asian="'Liberation Sans'" style:font-family-complex="'Liberation Sans'"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bold" fo:font-family="'Liberation Sans'" style:font-family-asian="'Liberation Sans'" style:font-family-complex="'Liberation Sans'" fo:background-color="transparent" style:use-window-font-color="true"/>
    </style:style>
    <style:style style:name="T153" style:family="text">
      <style:text-properties fo:font-size="12.00pt" fo:font-weight="bold" fo:font-family="'Cambria Math'" style:font-family-asian="'Cambria Math'" style:font-family-complex="'Cambria Math'" fo:background-color="transparent" style:use-window-font-color="true"/>
    </style:style>
    <style:style style:name="T154" style:family="text">
      <style:text-properties fo:font-size="12.00pt" fo:font-weight="bold" fo:font-family="'Liberation Sans'" style:font-family-asian="'Liberation Sans'" style:font-family-complex="'Liberation Sans'" fo:background-color="transparent" style:use-window-font-color="true"/>
    </style:style>
    <style:style style:name="T155" style:family="text">
      <style:text-properties fo:font-size="12.00pt" fo:font-weight="bold" fo:font-family="'Cambria Math'" style:font-family-asian="'Cambria Math'" style:font-family-complex="'Cambria Math'" fo:background-color="transparent" style:use-window-font-color="true"/>
    </style:style>
    <style:style style:name="T156" style:family="text">
      <style:text-properties fo:font-size="12.00pt" fo:font-weight="bold" fo:font-family="'Liberation Sans'" style:font-family-asian="'Liberation Sans'" style:font-family-complex="'Liberation Sans'"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bold" fo:font-family="'Liberation Sans'" style:font-family-asian="'Liberation Sans'" style:font-family-complex="'Liberation Sans'" fo:background-color="transparent" style:use-window-font-color="true"/>
    </style:style>
    <style:style style:name="T159" style:family="text">
      <style:text-properties fo:font-size="12.00pt" fo:font-weight="normal" fo:font-family="'Liberation Sans'" style:font-family-asian="'Liberation Sans'" style:font-family-complex="'Liberation Sans'"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Liberation Serif'" style:font-family-asian="'Liberation Serif'" style:font-family-complex="'Liberation Serif'" fo:background-color="transparent" style:use-window-font-color="true"/>
    </style:style>
    <style:style style:name="T170" style:family="text">
      <style:text-properties fo:font-size="12.00pt" fo:font-weight="normal" fo:font-family="'Cambria Math'" style:font-family-asian="'Cambria Math'" style:font-family-complex="'Cambria Math'" fo:background-color="transparent" style:use-window-font-color="true"/>
    </style:style>
    <style:style style:name="T171" style:family="text">
      <style:text-properties fo:font-size="12.00pt" fo:font-weight="normal" fo:font-family="'Liberation Serif'" style:font-family-asian="'Liberation Serif'" style:font-family-complex="'Liberation Serif'" fo:background-color="transparent" style:use-window-font-color="true"/>
    </style:style>
    <style:style style:name="T172" style:family="text">
      <style:text-properties fo:font-size="12.00pt" fo:font-weight="normal" fo:font-family="'Cambria Math'" style:font-family-asian="'Cambria Math'" style:font-family-complex="'Cambria Math'"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style:use-window-font-color="true"/>
    </style:style>
    <style:style style:name="T174" style:family="text">
      <style:text-properties fo:font-size="12.00pt" fo:font-weight="normal" fo:font-family="'Liberation Serif'" style:font-family-asian="'Liberation Serif'" style:font-family-complex="'Liberation Serif'" fo:background-color="transparent" style:use-window-font-color="true"/>
    </style:style>
    <style:style style:name="T175" style:family="text">
      <style:text-properties fo:font-size="12.00pt" fo:font-weight="normal" fo:font-family="'Cambria Math'" style:font-family-asian="'Cambria Math'" style:font-family-complex="'Cambria Math'" fo:background-color="transparent" style:use-window-font-color="true"/>
    </style:style>
    <style:style style:name="T176" style:family="text">
      <style:text-properties fo:font-size="12.00pt" fo:font-weight="normal" fo:font-family="'Liberation Serif'" style:font-family-asian="'Liberation Serif'" style:font-family-complex="'Liberation Serif'" fo:background-color="transparent" style:use-window-font-color="true"/>
    </style:style>
    <style:style style:name="T177" style:family="text">
      <style:text-properties fo:font-size="12.00pt" fo:font-weight="normal" fo:font-family="'Cambria Math'" style:font-family-asian="'Cambria Math'" style:font-family-complex="'Cambria Math'" fo:background-color="transparent" style:use-window-font-color="true"/>
    </style:style>
    <style:style style:name="T178" style:family="text">
      <style:text-properties fo:font-size="12.00pt" fo:font-weight="normal" fo:font-family="'Liberation Serif'" style:font-family-asian="'Liberation Serif'" style:font-family-complex="'Liberation Serif'" fo:background-color="transparent" style:use-window-font-color="true"/>
    </style:style>
    <style:style style:name="T179" style:family="text">
      <style:text-properties fo:font-size="12.00pt" fo:font-weight="normal" fo:font-family="'Liberation Serif'" style:font-family-asian="'Liberation Serif'" style:font-family-complex="'Liberation Serif'" fo:background-color="transparent" style:use-window-font-color="true"/>
    </style:style>
    <style:style style:name="T180" style:family="text">
      <style:text-properties fo:font-size="12.00pt" fo:font-weight="normal" fo:font-family="'Cambria Math'" style:font-family-asian="'Cambria Math'" style:font-family-complex="'Cambria Math'" fo:background-color="transparent" style:use-window-font-color="true"/>
    </style:style>
    <style:style style:name="T181" style:family="text">
      <style:text-properties fo:font-size="12.00pt" fo:font-weight="normal" fo:font-family="'Liberation Serif'" style:font-family-asian="'Liberation Serif'" style:font-family-complex="'Liberation Serif'" fo:background-color="transparent" style:use-window-font-color="true"/>
    </style:style>
    <style:style style:name="T182" style:family="text">
      <style:text-properties fo:font-size="12.00pt" fo:font-weight="normal" fo:font-family="'Cambria Math'" style:font-family-asian="'Cambria Math'" style:font-family-complex="'Cambria Math'" fo:background-color="transparent" style:use-window-font-color="true"/>
    </style:style>
    <style:style style:name="T183" style:family="text">
      <style:text-properties fo:font-size="12.00pt" fo:font-weight="normal" fo:font-family="'Liberation Serif'" style:font-family-asian="'Liberation Serif'" style:font-family-complex="'Liberation Serif'" fo:background-color="transparent" style:use-window-font-color="true"/>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2.00pt" fo:font-weight="normal" fo:font-family="'Cambria Math'" style:font-family-asian="'Cambria Math'" style:font-family-complex="'Cambria Math'" fo:background-color="transparent" style:use-window-font-color="true"/>
    </style:style>
    <style:style style:name="T186" style:family="text">
      <style:text-properties fo:font-size="12.00pt" fo:font-weight="normal" fo:font-family="'Liberation Serif'" style:font-family-asian="'Liberation Serif'" style:font-family-complex="'Liberation Serif'"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bold" fo:font-family="'Liberation Sans'" style:font-family-asian="'Liberation Sans'" style:font-family-complex="'Liberation Sans'" fo:background-color="transparent" style:use-window-font-color="true"/>
    </style:style>
    <style:style style:name="T189" style:family="text">
      <style:text-properties fo:font-size="12.00pt" fo:font-weight="bold" fo:font-family="'Liberation Sans'" style:font-family-asian="'Liberation Sans'" style:font-family-complex="'Liberation Sans'" fo:background-color="transparent" style:use-window-font-color="true"/>
    </style:style>
    <style:style style:name="T190" style:family="text">
      <style:text-properties fo:font-size="12.00pt" fo:font-weight="bold" fo:font-family="'Cambria Math'" style:font-family-asian="'Cambria Math'" style:font-family-complex="'Cambria Math'" fo:background-color="transparent" style:use-window-font-color="true"/>
    </style:style>
    <style:style style:name="T191" style:family="text">
      <style:text-properties fo:font-size="12.00pt" fo:font-weight="bold" fo:font-family="'Liberation Sans'" style:font-family-asian="'Liberation Sans'" style:font-family-complex="'Liberation Sans'" fo:background-color="transparent" style:use-window-font-color="true"/>
    </style:style>
    <style:style style:name="T192" style:family="text">
      <style:text-properties fo:font-size="12.00pt" fo:font-weight="bold" fo:font-family="'Cambria Math'" style:font-family-asian="'Cambria Math'" style:font-family-complex="'Cambria Math'" fo:background-color="transparent" style:use-window-font-color="true"/>
    </style:style>
    <style:style style:name="T193" style:family="text">
      <style:text-properties fo:font-size="12.00pt" fo:font-weight="bold" fo:font-family="'Liberation Sans'" style:font-family-asian="'Liberation Sans'" style:font-family-complex="'Liberation Sans'"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bold" fo:font-family="'Liberation Sans'" style:font-family-asian="'Liberation Sans'" style:font-family-complex="'Liberation Sans'" fo:background-color="transparent" style:use-window-font-color="true"/>
    </style:style>
    <style:style style:name="T196" style:family="text">
      <style:text-properties fo:font-size="12.00pt" fo:font-weight="normal" fo:font-family="'Liberation Serif'" style:font-family-asian="'Liberation Serif'" style:font-family-complex="'Liberation Serif'" fo:background-color="transparent" style:use-window-font-color="true"/>
    </style:style>
    <style:style style:name="T197" style:family="text">
      <style:text-properties fo:font-size="12.00pt" fo:font-weight="normal" fo:font-family="'Cambria Math'" style:font-family-asian="'Cambria Math'" style:font-family-complex="'Cambria Math'" fo:background-color="transparent" style:use-window-font-color="true"/>
    </style:style>
    <style:style style:name="T198" style:family="text">
      <style:text-properties fo:font-size="12.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normal" fo:font-family="'Liberation Serif'" style:font-family-asian="'Liberation Serif'" style:font-family-complex="'Liberation Serif'" fo:background-color="transparent" style:use-window-font-color="true"/>
    </style:style>
    <style:style style:name="T200" style:family="text">
      <style:text-properties fo:font-size="12.00pt" fo:font-weight="normal" fo:font-family="'Cambria Math'" style:font-family-asian="'Cambria Math'" style:font-family-complex="'Cambria Math'" fo:background-color="transparent" style:use-window-font-color="true"/>
    </style:style>
    <style:style style:name="T201" style:family="text">
      <style:text-properties fo:font-size="12.00pt" fo:font-weight="normal" fo:font-family="'Liberation Serif'" style:font-family-asian="'Liberation Serif'" style:font-family-complex="'Liberation Serif'"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transparent" style:use-window-font-color="true"/>
    </style:style>
    <style:style style:name="T203" style:family="text">
      <style:text-properties fo:font-size="12.00pt" fo:font-weight="normal" fo:font-family="'Cambria Math'" style:font-family-asian="'Cambria Math'" style:font-family-complex="'Cambria Math'" fo:background-color="transparent" style:use-window-font-color="true"/>
    </style:style>
    <style:style style:name="T204" style:family="text">
      <style:text-properties fo:font-size="12.00pt" fo:font-weight="normal" fo:font-family="'Liberation Serif'" style:font-family-asian="'Liberation Serif'" style:font-family-complex="'Liberation Serif'" fo:background-color="transparent" style:use-window-font-color="true"/>
    </style:style>
    <style:style style:name="T205" style:family="text">
      <style:text-properties fo:font-size="12.00pt" fo:font-weight="bold" fo:font-family="'Liberation Sans'" style:font-family-asian="'Liberation Sans'" style:font-family-complex="'Liberation Sans'" fo:background-color="transparent" style:use-window-font-color="true"/>
    </style:style>
    <style:style style:name="T206" style:family="text">
      <style:text-properties fo:font-size="12.00pt" fo:font-weight="normal" fo:font-family="'Liberation Serif'" style:font-family-asian="'Liberation Serif'" style:font-family-complex="'Liberation Serif'" fo:background-color="transparent" style:use-window-font-color="true"/>
    </style:style>
    <style:style style:name="T207" style:family="text">
      <style:text-properties fo:font-size="12.00pt" fo:font-weight="normal" fo:font-family="'Cambria Math'" style:font-family-asian="'Cambria Math'" style:font-family-complex="'Cambria Math'" fo:background-color="transparent" style:use-window-font-color="true"/>
    </style:style>
    <style:style style:name="T208" style:family="text">
      <style:text-properties fo:font-size="12.00pt" fo:font-weight="normal" fo:font-family="'Liberation Serif'" style:font-family-asian="'Liberation Serif'" style:font-family-complex="'Liberation Serif'"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normal" fo:font-family="'Cambria Math'" style:font-family-asian="'Cambria Math'" style:font-family-complex="'Cambria Math'" fo:background-color="transparent" style:use-window-font-color="true"/>
    </style:style>
    <style:style style:name="T211" style:family="text">
      <style:text-properties fo:font-size="12.00pt" fo:font-weight="normal" fo:font-family="'Liberation Serif'" style:font-family-asian="'Liberation Serif'" style:font-family-complex="'Liberation Serif'" fo:background-color="transparent" style:use-window-font-color="true"/>
    </style:style>
    <style:style style:name="T212" style:family="text">
      <style:text-properties fo:font-size="12.00pt" fo:font-weight="bold" fo:font-family="'Liberation Sans'" style:font-family-asian="'Liberation Sans'" style:font-family-complex="'Liberation Sans'" fo:background-color="transparent" style:use-window-font-color="true"/>
    </style:style>
    <style:style style:name="T213" style:family="text">
      <style:text-properties fo:font-size="12.00pt" fo:font-weight="normal" fo:font-family="'Liberation Serif'" style:font-family-asian="'Liberation Serif'" style:font-family-complex="'Liberation Serif'" fo:background-color="transparent" style:use-window-font-color="true"/>
    </style:style>
    <style:style style:name="T214" style:family="text">
      <style:text-properties fo:font-size="12.00pt" fo:font-weight="normal" fo:font-family="'Cambria Math'" style:font-family-asian="'Cambria Math'" style:font-family-complex="'Cambria Math'" fo:background-color="transparent" style:use-window-font-color="true"/>
    </style:style>
    <style:style style:name="T215" style:family="text">
      <style:text-properties fo:font-size="12.00pt" fo:font-weight="normal" fo:font-family="'Liberation Serif'" style:font-family-asian="'Liberation Serif'" style:font-family-complex="'Liberation Serif'" fo:background-color="transparent" style:use-window-font-color="true"/>
    </style:style>
    <style:style style:name="T216" style:family="text">
      <style:text-properties fo:font-size="12.00pt" fo:font-weight="normal" fo:font-family="'Liberation Serif'" style:font-family-asian="'Liberation Serif'" style:font-family-complex="'Liberation Serif'" fo:background-color="transparent" style:use-window-font-color="true"/>
    </style:style>
    <style:style style:name="T217" style:family="text">
      <style:text-properties fo:font-size="12.00pt" fo:font-weight="normal" fo:font-family="'Cambria Math'" style:font-family-asian="'Cambria Math'" style:font-family-complex="'Cambria Math'" fo:background-color="transparent" style:use-window-font-color="true"/>
    </style:style>
    <style:style style:name="T218" style:family="text">
      <style:text-properties fo:font-size="12.00pt" fo:font-weight="normal" fo:font-family="'Liberation Serif'" style:font-family-asian="'Liberation Serif'" style:font-family-complex="'Liberation Serif'" fo:background-color="transparent" style:use-window-font-color="true"/>
    </style:style>
    <style:style style:name="T219" style:family="text">
      <style:text-properties fo:font-size="12.00pt" fo:font-weight="normal" fo:font-family="'Liberation Serif'" style:font-family-asian="'Liberation Serif'" style:font-family-complex="'Liberation Serif'" fo:background-color="transparent" style:use-window-font-color="true"/>
    </style:style>
    <style:style style:name="T220" style:family="text">
      <style:text-properties fo:font-size="12.00pt" fo:font-weight="normal" fo:font-family="'Cambria Math'" style:font-family-asian="'Cambria Math'" style:font-family-complex="'Cambria Math'" fo:background-color="transparent" style:use-window-font-color="true"/>
    </style:style>
    <style:style style:name="T221" style:family="text">
      <style:text-properties fo:font-size="12.00pt" fo:font-weight="normal" fo:font-family="'Liberation Serif'" style:font-family-asian="'Liberation Serif'" style:font-family-complex="'Liberation Serif'"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Liberation Serif'" style:font-family-asian="'Liberation Serif'" style:font-family-complex="'Liberation Serif'"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bold" fo:font-family="'Liberation Sans'" style:font-family-asian="'Liberation Sans'" style:font-family-complex="'Liberation Sans'" fo:background-color="transparent" style:use-window-font-color="true"/>
    </style:style>
    <style:style style:name="T226" style:family="text">
      <style:text-properties fo:font-size="12.00pt" fo:font-weight="bold" fo:font-family="'Liberation Sans'" style:font-family-asian="'Liberation Sans'" style:font-family-complex="'Liberation Sans'" fo:background-color="transparent" style:use-window-font-color="true"/>
    </style:style>
    <style:style style:name="T227" style:family="text">
      <style:text-properties fo:font-size="12.00pt" fo:font-weight="bold" fo:font-family="Calibri" style:font-family-asian="Calibri" style:font-family-complex="Calibri" fo:background-color="transparent" style:use-window-font-color="true"/>
    </style:style>
    <style:style style:name="T228" style:family="text">
      <style:text-properties fo:font-size="12.00pt" fo:font-weight="bold" fo:font-family="'Liberation Sans'" style:font-family-asian="'Liberation Sans'" style:font-family-complex="'Liberation Sans'" fo:background-color="transparent" style:use-window-font-color="true"/>
    </style:style>
    <style:style style:name="T229" style:family="text">
      <style:text-properties fo:font-size="12.00pt" fo:font-weight="bold" fo:font-family="Calibri" style:font-family-asian="Calibri" style:font-family-complex="Calibri" fo:background-color="transparent" style:use-window-font-color="true"/>
    </style:style>
    <style:style style:name="T230" style:family="text">
      <style:text-properties fo:font-size="12.00pt" fo:font-weight="bold" fo:font-family="'Liberation Sans'" style:font-family-asian="'Liberation Sans'" style:font-family-complex="'Liberation Sans'" fo:background-color="transparent" style:use-window-font-color="true"/>
    </style:style>
    <style:style style:name="T231" style:family="text">
      <style:text-properties fo:font-size="12.00pt" fo:font-weight="bold" fo:font-family="Calibri" style:font-family-asian="Calibri" style:font-family-complex="Calibri" fo:background-color="transparent" style:use-window-font-color="true"/>
    </style:style>
    <style:style style:name="T232" style:family="text">
      <style:text-properties fo:font-size="12.00pt" fo:font-weight="bold" fo:font-family="'Liberation Sans'" style:font-family-asian="'Liberation Sans'" style:font-family-complex="'Liberation Sans'"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Liberation Serif'" style:font-family-asian="'Liberation Serif'" style:font-family-complex="'Liberation Serif'" fo:background-color="transparent" style:use-window-font-color="true"/>
    </style:style>
    <style:style style:name="T235" style:family="text">
      <style:text-properties fo:font-size="12.00pt" fo:font-weight="normal" fo:font-family="'Cambria Math'" style:font-family-asian="'Cambria Math'" style:font-family-complex="'Cambria Math'" fo:background-color="transparent" style:use-window-font-color="true"/>
    </style:style>
    <style:style style:name="T236" style:family="text">
      <style:text-properties fo:font-size="12.00pt" fo:font-weight="normal" fo:font-family="'Liberation Serif'" style:font-family-asian="'Liberation Serif'" style:font-family-complex="'Liberation Serif'" fo:background-color="transparent" style:use-window-font-color="true"/>
    </style:style>
    <style:style style:name="T237" style:family="text">
      <style:text-properties fo:font-size="12.00pt" fo:font-weight="normal" fo:font-family="'Liberation Serif'" style:font-family-asian="'Liberation Serif'" style:font-family-complex="'Liberation Serif'" fo:background-color="transparent" style:use-window-font-color="true"/>
    </style:style>
    <style:style style:name="T238" style:family="text">
      <style:text-properties fo:font-size="12.00pt" fo:font-weight="normal" fo:font-family="'Cambria Math'" style:font-family-asian="'Cambria Math'" style:font-family-complex="'Cambria Math'" fo:background-color="transparent" style:use-window-font-color="true"/>
    </style:style>
    <style:style style:name="T239" style:family="text">
      <style:text-properties fo:font-size="12.00pt" fo:font-weight="normal" fo:font-family="'Liberation Serif'" style:font-family-asian="'Liberation Serif'" style:font-family-complex="'Liberation Serif'" fo:background-color="transparent" style:use-window-font-color="true"/>
    </style:style>
    <style:style style:name="T240" style:family="text">
      <style:text-properties fo:font-size="12.00pt" fo:font-weight="normal" fo:font-family="'Liberation Serif'" style:font-family-asian="'Liberation Serif'" style:font-family-complex="'Liberation Serif'" fo:background-color="transparent" style:use-window-font-color="true"/>
    </style:style>
    <style:style style:name="T241" style:family="text">
      <style:text-properties fo:font-size="12.00pt" fo:font-weight="normal" fo:font-family="'Cambria Math'" style:font-family-asian="'Cambria Math'" style:font-family-complex="'Cambria Math'" fo:background-color="transparent" style:use-window-font-color="true"/>
    </style:style>
    <style:style style:name="T242" style:family="text">
      <style:text-properties fo:font-size="12.00pt" fo:font-weight="normal" fo:font-family="'Liberation Serif'" style:font-family-asian="'Liberation Serif'" style:font-family-complex="'Liberation Serif'" fo:background-color="transparent" style:use-window-font-color="true"/>
    </style:style>
    <style:style style:name="T243" style:family="text">
      <style:text-properties fo:font-size="12.00pt" fo:font-weight="normal" fo:font-family="'Liberation Serif'" style:font-family-asian="'Liberation Serif'" style:font-family-complex="'Liberation Serif'" fo:background-color="transparent" style:use-window-font-color="true"/>
    </style:style>
    <style:style style:name="T244" style:family="text">
      <style:text-properties fo:font-size="12.00pt" fo:font-weight="normal" fo:font-family="'Cambria Math'" style:font-family-asian="'Cambria Math'" style:font-family-complex="'Cambria Math'" fo:background-color="transparent" style:use-window-font-color="true"/>
    </style:style>
    <style:style style:name="T245" style:family="text">
      <style:text-properties fo:font-size="12.00pt" fo:font-weight="normal" fo:font-family="'Liberation Serif'" style:font-family-asian="'Liberation Serif'" style:font-family-complex="'Liberation Serif'" fo:background-color="transparent" style:use-window-font-color="true"/>
    </style:style>
    <style:style style:name="T246" style:family="text">
      <style:text-properties fo:font-size="12.00pt" fo:font-weight="normal" fo:font-family="'Liberation Serif'" style:font-family-asian="'Liberation Serif'" style:font-family-complex="'Liberation Serif'" fo:background-color="transparent" style:use-window-font-color="true"/>
    </style:style>
    <style:style style:name="T247" style:family="text">
      <style:text-properties fo:font-size="12.00pt" fo:font-weight="normal" fo:font-family="'Cambria Math'" style:font-family-asian="'Cambria Math'" style:font-family-complex="'Cambria Math'" fo:background-color="transparent" style:use-window-font-color="true"/>
    </style:style>
    <style:style style:name="T248" style:family="text">
      <style:text-properties fo:font-size="12.00pt" fo:font-weight="normal" fo:font-family="'Liberation Serif'" style:font-family-asian="'Liberation Serif'" style:font-family-complex="'Liberation Serif'" fo:background-color="transparent" style:use-window-font-color="true"/>
    </style:style>
    <style:style style:name="T249" style:family="text">
      <style:text-properties fo:font-size="12.00pt" fo:font-weight="normal" fo:font-family="'Liberation Serif'" style:font-family-asian="'Liberation Serif'" style:font-family-complex="'Liberation Serif'" fo:background-color="transparent" style:use-window-font-color="true"/>
    </style:style>
    <style:style style:name="T250" style:family="text">
      <style:text-properties fo:font-size="12.00pt" fo:font-weight="normal" fo:font-family="'Cambria Math'" style:font-family-asian="'Cambria Math'" style:font-family-complex="'Cambria Math'" fo:background-color="transparent" style:use-window-font-color="true"/>
    </style:style>
    <style:style style:name="T251" style:family="text">
      <style:text-properties fo:font-size="12.00pt" fo:font-weight="normal" fo:font-family="'Liberation Serif'" style:font-family-asian="'Liberation Serif'" style:font-family-complex="'Liberation Serif'" fo:background-color="transparent" style:use-window-font-color="true"/>
    </style:style>
    <style:style style:name="T252" style:family="text">
      <style:text-properties fo:font-size="12.00pt" fo:font-weight="normal" fo:font-family="'Liberation Serif'" style:font-family-asian="'Liberation Serif'" style:font-family-complex="'Liberation Serif'" fo:background-color="transparent" style:use-window-font-color="true"/>
    </style:style>
    <style:style style:name="T253" style:family="text">
      <style:text-properties fo:font-size="12.00pt" fo:font-weight="normal" fo:font-family="'Cambria Math'" style:font-family-asian="'Cambria Math'" style:font-family-complex="'Cambria Math'" fo:background-color="transparent" style:use-window-font-color="true"/>
    </style:style>
    <style:style style:name="T254" style:family="text">
      <style:text-properties fo:font-size="12.00pt" fo:font-weight="normal" fo:font-family="'Liberation Serif'" style:font-family-asian="'Liberation Serif'" style:font-family-complex="'Liberation Serif'" fo:background-color="transparent" style:use-window-font-color="true"/>
    </style:style>
    <style:style style:name="T255" style:family="text">
      <style:text-properties fo:font-size="12.00pt" fo:font-weight="bold" fo:font-family="'Liberation Sans'" style:font-family-asian="'Liberation Sans'" style:font-family-complex="'Liberation Sans'"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4.00pt" fo:font-weight="bold" fo:font-family="'Liberation Sans'" style:font-family-asian="'Liberation Sans'" style:font-family-complex="'Liberation Sans'" fo:background-color="transparent" style:use-window-font-color="true"/>
    </style:style>
    <style:style style:name="T258" style:family="text">
      <style:text-properties fo:font-size="14.00pt" fo:font-weight="bold"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4.00pt" fo:font-weight="bold" fo:font-family="'Liberation Sans'" style:font-family-asian="'Liberation Sans'" style:font-family-complex="'Liberation Sans'"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Liberation Serif'" style:font-family-asian="'Liberation Serif'" style:font-family-complex="'Liberation Serif'"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Liberation Serif'" style:font-family-asian="'Liberation Serif'" style:font-family-complex="'Liberation Serif'" fo:background-color="transparent" style:use-window-font-color="true"/>
    </style:style>
    <style:style style:name="T265" style:family="text">
      <style:text-properties fo:font-size="12.00pt" fo:font-weight="bold" fo:font-family="'Liberation Serif'" style:font-family-asian="'Liberation Serif'" style:font-family-complex="'Liberation Serif'" fo:background-color="transparent" style:use-window-font-color="true"/>
    </style:style>
    <style:style style:name="T266" style:family="text">
      <style:text-properties fo:font-size="12.00pt" fo:font-weight="normal" fo:font-family="'Liberation Serif'" style:font-family-asian="'Liberation Serif'" style:font-family-complex="'Liberation Serif'"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Liberation Serif'" style:font-family-asian="'Liberation Serif'" style:font-family-complex="'Liberation Serif'"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Liberation Serif'" style:font-family-asian="'Liberation Serif'" style:font-family-complex="'Liberation Serif'" fo:background-color="transparent" style:use-window-font-color="true"/>
    </style:style>
    <style:style style:name="T271" style:family="text">
      <style:text-properties fo:font-size="12.00pt" fo:font-weight="bold" fo:font-family="'Liberation Serif'" style:font-family-asian="'Liberation Serif'" style:font-family-complex="'Liberation Serif'"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bold" fo:font-family="'Liberation Serif'" style:font-family-asian="'Liberation Serif'" style:font-family-complex="'Liberation Serif'"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Liberation Serif'" style:font-family-asian="'Liberation Serif'" style:font-family-complex="'Liberation Serif'"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Liberation Serif'" style:font-family-asian="'Liberation Serif'" style:font-family-complex="'Liberation Serif'"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Liberation Serif'" style:font-family-asian="'Liberation Serif'" style:font-family-complex="'Liberation Serif'"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Liberation Serif'" style:font-family-asian="'Liberation Serif'" style:font-family-complex="'Liberation Serif'"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fo:font-family="'Liberation Serif'" style:font-family-asian="'Liberation Serif'" style:font-family-complex="'Liberation Serif'" fo:background-color="transparent" style:use-window-font-color="true"/>
    </style:style>
    <style:style style:name="T284" style:family="text">
      <style:text-properties fo:font-size="12.00pt" fo:font-weight="bold" fo:font-family="'Liberation Serif'" style:font-family-asian="'Liberation Serif'" style:font-family-complex="'Liberation Serif'" fo:background-color="transparent" style:use-window-font-color="true"/>
    </style:style>
    <style:style style:name="T285" style:family="text">
      <style:text-properties fo:font-size="12.00pt" fo:font-weight="normal" fo:font-family="'Liberation Serif'" style:font-family-asian="'Liberation Serif'" style:font-family-complex="'Liberation Serif'" fo:background-color="transparent" style:use-window-font-color="true"/>
    </style:style>
    <style:style style:name="T286" style:family="text">
      <style:text-properties fo:font-size="14.00pt" fo:font-weight="bold" fo:font-family="'Liberation Sans'" style:font-family-asian="'Liberation Sans'" style:font-family-complex="'Liberation Sans'" fo:background-color="transparent" style:use-window-font-color="true"/>
    </style:style>
    <style:style style:name="T287" style:family="text">
      <style:text-properties fo:font-size="14.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4.00pt" fo:font-weight="bold" fo:font-family="'Liberation Sans'" style:font-family-asian="'Liberation Sans'" style:font-family-complex="'Liberation Sans'" fo:background-color="transparent" style:use-window-font-color="true"/>
    </style:style>
    <style:style style:name="T290" style:family="text">
      <style:text-properties fo:font-size="12.00pt" fo:font-weight="bold" fo:font-family="'Liberation Sans'" style:font-family-asian="'Liberation Sans'" style:font-family-complex="'Liberation Sans'"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bold" fo:font-family="'Liberation Sans'" style:font-family-asian="'Liberation Sans'" style:font-family-complex="'Liberation Sans'"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2.00pt" fo:font-weight="bold" fo:font-family="'Liberation Sans'" style:font-family-asian="'Liberation Sans'" style:font-family-complex="'Liberation Sans'" fo:background-color="transparent" style:use-window-font-color="true"/>
    </style:style>
    <style:style style:name="T295" style:family="text">
      <style:text-properties fo:font-size="12.00pt" fo:font-weight="bold" fo:font-family="'Cambria Math'" style:font-family-asian="'Cambria Math'" style:font-family-complex="'Cambria Math'" fo:background-color="transparent" style:use-window-font-color="true"/>
    </style:style>
    <style:style style:name="T296" style:family="text">
      <style:text-properties fo:font-size="12.00pt" fo:font-weight="bold" fo:font-family="'Liberation Sans'" style:font-family-asian="'Liberation Sans'" style:font-family-complex="'Liberation Sans'"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bold" fo:font-family="'Liberation Sans'" style:font-family-asian="'Liberation Sans'" style:font-family-complex="'Liberation Sans'"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4.00pt" fo:font-weight="bold" fo:font-family="'Liberation Sans'" style:font-family-asian="'Liberation Sans'" style:font-family-complex="'Liberation Sans'"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bold" fo:font-family="'Liberation Sans'" style:font-family-asian="'Liberation Sans'" style:font-family-complex="'Liberation Sans'"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bold" fo:font-family="'Liberation Sans'" style:font-family-asian="'Liberation Sans'" style:font-family-complex="'Liberation Sans'"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2.00pt" fo:font-weight="bold" fo:font-family="'Liberation Sans'" style:font-family-asian="'Liberation Sans'" style:font-family-complex="'Liberation Sans'"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2.00pt" fo:font-weight="bold" fo:font-family="'Liberation Sans'" style:font-family-asian="'Liberation Sans'" style:font-family-complex="'Liberation Sans'"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4.00pt" fo:font-weight="bold" fo:font-family="'Liberation Sans'" style:font-family-asian="'Liberation Sans'" style:font-family-complex="'Liberation Sans'"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bold" fo:font-family="'Liberation Sans'" style:font-family-asian="'Liberation Sans'" style:font-family-complex="'Liberation Sans'"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2.00pt" fo:font-weight="bold" fo:font-family="'Liberation Sans'" style:font-family-asian="'Liberation Sans'" style:font-family-complex="'Liberation Sans'"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bold" fo:font-family="'Liberation Sans'" style:font-family-asian="'Liberation Sans'" style:font-family-complex="'Liberation Sans'"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4.00pt" fo:font-weight="bold" fo:font-family="'Liberation Sans'" style:font-family-asian="'Liberation Sans'" style:font-family-complex="'Liberation Sans'"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bold" fo:font-family="'Liberation Sans'" style:font-family-asian="'Liberation Sans'" style:font-family-complex="'Liberation Sans'"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normal" fo:font-family="'Liberation Serif'" style:font-family-asian="'Liberation Serif'" style:font-family-complex="'Liberation Serif'"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bold" fo:font-family="'Liberation Serif'" style:font-family-asian="'Liberation Serif'" style:font-family-complex="'Liberation Serif'"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bold" fo:font-family="'Liberation Serif'" style:font-family-asian="'Liberation Serif'" style:font-family-complex="'Liberation Serif'"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bold" fo:font-family="'Liberation Serif'" style:font-family-asian="'Liberation Serif'" style:font-family-complex="'Liberation Serif'"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normal" fo:font-family="'Liberation Serif'" style:font-family-asian="'Liberation Serif'" style:font-family-complex="'Liberation Serif'"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normal" fo:font-family="'Liberation Serif'" style:font-family-asian="'Liberation Serif'" style:font-family-complex="'Liberation Serif'"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normal" fo:font-family="'Liberation Serif'" style:font-family-asian="'Liberation Serif'" style:font-family-complex="'Liberation Serif'"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Liberation Serif'" style:font-family-asian="'Liberation Serif'" style:font-family-complex="'Liberation Serif'"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normal" fo:font-family="'Liberation Serif'" style:font-family-asian="'Liberation Serif'" style:font-family-complex="'Liberation Serif'"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Liberation Serif'" style:font-family-asian="'Liberation Serif'" style:font-family-complex="'Liberation Serif'"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Liberation Serif'" style:font-family-asian="'Liberation Serif'" style:font-family-complex="'Liberation Serif'"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2.00pt" fo:font-weight="normal" fo:font-family="'Liberation Serif'" style:font-family-asian="'Liberation Serif'" style:font-family-complex="'Liberation Serif'"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2.00pt" fo:font-weight="normal" fo:font-family="'Liberation Serif'" style:font-family-asian="'Liberation Serif'" style:font-family-complex="'Liberation Serif'"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Liberation Serif'" style:font-family-asian="'Liberation Serif'" style:font-family-complex="'Liberation Serif'"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2.00pt" fo:font-weight="normal" fo:font-family="'Liberation Serif'" style:font-family-asian="'Liberation Serif'" style:font-family-complex="'Liberation Serif'"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4.00pt" fo:font-weight="bold" fo:font-family="'Liberation Sans'" style:font-family-asian="'Liberation Sans'" style:font-family-complex="'Liberation Sans'"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4.00pt" fo:font-weight="bold" fo:font-family="'Liberation Sans'" style:font-family-asian="'Liberation Sans'" style:font-family-complex="'Liberation Sans'"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2.00pt" fo:font-weight="bold" fo:font-family="'Liberation Sans'" style:font-family-asian="'Liberation Sans'" style:font-family-complex="'Liberation Sans'"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2.00pt" fo:font-weight="bold" fo:font-family="'Liberation Sans'" style:font-family-asian="'Liberation Sans'" style:font-family-complex="'Liberation Sans'" fo:background-color="transparent" style:use-window-font-color="true"/>
    </style:style>
    <style:style style:name="T359" style:family="text">
      <style:text-properties fo:font-size="12.00pt" fo:font-weight="bold" fo:font-family="'Cambria Math'" style:font-family-asian="'Cambria Math'" style:font-family-complex="'Cambria Math'" fo:background-color="transparent" style:use-window-font-color="true"/>
    </style:style>
    <style:style style:name="T360" style:family="text">
      <style:text-properties fo:font-size="12.00pt" fo:font-weight="bold" fo:font-family="'Liberation Sans'" style:font-family-asian="'Liberation Sans'" style:font-family-complex="'Liberation Sans'" fo:background-color="transparent" style:use-window-font-color="true"/>
    </style:style>
    <style:style style:name="T361" style:family="text">
      <style:text-properties fo:font-size="12.00pt" fo:font-weight="bold" fo:font-family="'Cambria Math'" style:font-family-asian="'Cambria Math'" style:font-family-complex="'Cambria Math'" fo:background-color="transparent" style:use-window-font-color="true"/>
    </style:style>
    <style:style style:name="T362" style:family="text">
      <style:text-properties fo:font-size="12.00pt" fo:font-weight="bold" fo:font-family="'Liberation Sans'" style:font-family-asian="'Liberation Sans'" style:font-family-complex="'Liberation Sans'" fo:background-color="transparent" style:use-window-font-color="true"/>
    </style:style>
    <style:style style:name="T363" style:family="text">
      <style:text-properties fo:font-size="12.00pt" fo:font-weight="bold" fo:font-family="'Cambria Math'" style:font-family-asian="'Cambria Math'" style:font-family-complex="'Cambria Math'" fo:background-color="transparent" style:use-window-font-color="true"/>
    </style:style>
    <style:style style:name="T364" style:family="text">
      <style:text-properties fo:font-size="12.00pt" fo:font-weight="bold" fo:font-family="'Liberation Sans'" style:font-family-asian="'Liberation Sans'" style:font-family-complex="'Liberation Sans'"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2.00pt" fo:font-weight="normal" fo:font-family="'Liberation Serif'" style:font-family-asian="'Liberation Serif'" style:font-family-complex="'Liberation Serif'"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2.00pt" fo:font-weight="normal" fo:font-family="'Liberation Serif'" style:font-family-asian="'Liberation Serif'" style:font-family-complex="'Liberation Serif'"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bold" fo:font-family="'Liberation Sans'" style:font-family-asian="'Liberation Sans'" style:font-family-complex="'Liberation Sans'"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bold" fo:font-family="'Liberation Sans'" style:font-family-asian="'Liberation Sans'" style:font-family-complex="'Liberation Sans'" fo:background-color="transparent" style:use-window-font-color="true"/>
    </style:style>
    <style:style style:name="T373" style:family="text">
      <style:text-properties fo:font-size="12.00pt" fo:font-weight="bold" fo:font-family="'Cambria Math'" style:font-family-asian="'Cambria Math'" style:font-family-complex="'Cambria Math'" fo:background-color="transparent" style:use-window-font-color="true"/>
    </style:style>
    <style:style style:name="T374" style:family="text">
      <style:text-properties fo:font-size="12.00pt" fo:font-weight="bold" fo:font-family="'Liberation Sans'" style:font-family-asian="'Liberation Sans'" style:font-family-complex="'Liberation Sans'"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Liberation Serif'" style:font-family-asian="'Liberation Serif'" style:font-family-complex="'Liberation Serif'"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2.00pt" fo:font-weight="normal" fo:font-family="'Liberation Serif'" style:font-family-asian="'Liberation Serif'" style:font-family-complex="'Liberation Serif'"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Liberation Sans'" style:font-family-asian="'Liberation Sans'" style:font-family-complex="'Liberation Sans'" fo:background-color="transparent" style:use-window-font-color="true"/>
    </style:style>
    <style:style style:name="T381" style:family="text">
      <style:text-properties fo:font-size="12.00pt" fo:font-weight="bold" fo:font-family="'Cambria Math'" style:font-family-asian="'Cambria Math'" style:font-family-complex="'Cambria Math'" fo:background-color="transparent" style:use-window-font-color="true"/>
    </style:style>
    <style:style style:name="T382" style:family="text">
      <style:text-properties fo:font-size="12.00pt" fo:font-weight="bold" fo:font-family="'Liberation Sans'" style:font-family-asian="'Liberation Sans'" style:font-family-complex="'Liberation Sans'" fo:background-color="transparent" style:use-window-font-color="true"/>
    </style:style>
    <style:style style:name="T383" style:family="text">
      <style:text-properties fo:font-size="12.00pt" fo:font-weight="bold" fo:font-family="'Cambria Math'" style:font-family-asian="'Cambria Math'" style:font-family-complex="'Cambria Math'" fo:background-color="transparent" style:use-window-font-color="true"/>
    </style:style>
    <style:style style:name="T384" style:family="text">
      <style:text-properties fo:font-size="12.00pt" fo:font-weight="bold" fo:font-family="'Liberation Sans'" style:font-family-asian="'Liberation Sans'" style:font-family-complex="'Liberation Sans'"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normal" fo:font-family="'Liberation Serif'" style:font-family-asian="'Liberation Serif'" style:font-family-complex="'Liberation Serif'"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bold" fo:font-family="'Liberation Sans'" style:font-family-asian="'Liberation Sans'" style:font-family-complex="'Liberation Sans'"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2.00pt" fo:font-weight="normal" fo:font-family="'Liberation Serif'" style:font-family-asian="'Liberation Serif'" style:font-family-complex="'Liberation Serif'"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4.00pt" fo:font-weight="bold" fo:font-family="'Liberation Sans'" style:font-family-asian="'Liberation Sans'" style:font-family-complex="'Liberation Sans'"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2.00pt" fo:font-weight="bold" fo:font-family="'Liberation Sans'" style:font-family-asian="'Liberation Sans'" style:font-family-complex="'Liberation Sans'" fo:background-color="transparent" style:use-window-font-color="true"/>
    </style:style>
    <style:style style:name="T395"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396" style:family="text">
      <style:text-properties fo:font-size="12.00pt" fo:font-weight="bold" fo:font-family="'Liberation Sans'" style:font-family-asian="'Liberation Sans'" style:font-family-complex="'Liberation Sans'" fo:background-color="transparent" style:use-window-font-color="true"/>
    </style:style>
    <style:style style:name="T397"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398" style:family="text">
      <style:text-properties fo:font-size="12.00pt" fo:font-weight="bold" fo:font-family="'Liberation Sans'" style:font-family-asian="'Liberation Sans'" style:font-family-complex="'Liberation Sans'" fo:background-color="transparent" style:use-window-font-color="true"/>
    </style:style>
    <style:style style:name="T399"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400" style:family="text">
      <style:text-properties fo:font-size="12.00pt" fo:font-weight="bold" fo:font-family="'Liberation Sans'" style:font-family-asian="'Liberation Sans'" style:font-family-complex="'Liberation Sans'" fo:background-color="transparent" style:use-window-font-color="true"/>
    </style:style>
    <style:style style:name="T401" style:family="text">
      <style:text-properties fo:font-size="12.00pt" fo:font-weight="bold" fo:font-family="'Cambria Math'" style:font-family-asian="'Cambria Math'" style:font-family-complex="'Cambria Math'" fo:background-color="transparent" style:use-window-font-color="true"/>
    </style:style>
    <style:style style:name="T402" style:family="text">
      <style:text-properties fo:font-size="12.00pt" fo:font-weight="bold" fo:font-family="'Liberation Sans'" style:font-family-asian="'Liberation Sans'" style:font-family-complex="'Liberation Sans'"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2.00pt" fo:font-weight="normal" fo:font-family="'Liberation Serif'" style:font-family-asian="'Liberation Serif'" style:font-family-complex="'Liberation Serif'" fo:background-color="transparent" style:use-window-font-color="true"/>
    </style:style>
    <style:style style:name="T405" style:family="text">
      <style:text-properties fo:font-size="12.00pt" fo:font-weight="normal" fo:font-family="Calibri" style:font-family-asian="Calibri" style:font-family-complex="Calibri" fo:background-color="transparent" style:use-window-font-color="true"/>
    </style:style>
    <style:style style:name="T406" style:family="text">
      <style:text-properties fo:font-size="12.00pt" fo:font-weight="normal" fo:font-family="'Liberation Serif'" style:font-family-asian="'Liberation Serif'" style:font-family-complex="'Liberation Serif'" fo:background-color="transparent" style:use-window-font-color="true"/>
    </style:style>
    <style:style style:name="T407" style:family="text">
      <style:text-properties fo:font-size="12.00pt" fo:font-weight="normal" fo:font-family="Calibri" style:font-family-asian="Calibri" style:font-family-complex="Calibri" fo:background-color="transparent" style:use-window-font-color="true"/>
    </style:style>
    <style:style style:name="T408" style:family="text">
      <style:text-properties fo:font-size="12.00pt" fo:font-weight="normal" fo:font-family="'Liberation Serif'" style:font-family-asian="'Liberation Serif'" style:font-family-complex="'Liberation Serif'"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2.00pt" fo:font-weight="normal" fo:font-family="'Liberation Serif'" style:font-family-asian="'Liberation Serif'" style:font-family-complex="'Liberation Serif'" fo:background-color="transparent" style:use-window-font-color="true"/>
    </style:style>
    <style:style style:name="T411" style:family="text">
      <style:text-properties fo:font-size="12.00pt" fo:font-weight="normal" fo:font-family="Calibri" style:font-family-asian="Calibri" style:font-family-complex="Calibri" fo:background-color="transparent" style:use-window-font-color="true"/>
    </style:style>
    <style:style style:name="T412" style:family="text">
      <style:text-properties fo:font-size="12.00pt" fo:font-weight="normal" fo:font-family="'Liberation Serif'" style:font-family-asian="'Liberation Serif'" style:font-family-complex="'Liberation Serif'"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Liberation Serif'" style:font-family-asian="'Liberation Serif'" style:font-family-complex="'Liberation Serif'"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2.00pt" fo:font-weight="normal" fo:font-family="'Liberation Serif'" style:font-family-asian="'Liberation Serif'" style:font-family-complex="'Liberation Serif'"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2.00pt" fo:font-weight="normal" fo:font-family="'Liberation Serif'" style:font-family-asian="'Liberation Serif'" style:font-family-complex="'Liberation Serif'" fo:background-color="transparent" style:use-window-font-color="true"/>
    </style:style>
    <style:style style:name="T419" style:family="text">
      <style:text-properties fo:font-size="12.00pt" fo:font-weight="normal" fo:font-family="Calibri" style:font-family-asian="Calibri" style:font-family-complex="Calibri" fo:background-color="transparent" style:use-window-font-color="true"/>
    </style:style>
    <style:style style:name="T420" style:family="text">
      <style:text-properties fo:font-size="12.00pt" fo:font-weight="normal" fo:font-family="'Liberation Serif'" style:font-family-asian="'Liberation Serif'" style:font-family-complex="'Liberation Serif'" fo:background-color="transparent" style:use-window-font-color="true"/>
    </style:style>
    <style:style style:name="T421" style:family="text">
      <style:text-properties fo:font-size="12.00pt" fo:font-weight="normal" fo:font-family="Calibri" style:font-family-asian="Calibri" style:font-family-complex="Calibri" fo:background-color="transparent" style:use-window-font-color="true"/>
    </style:style>
    <style:style style:name="T422" style:family="text">
      <style:text-properties fo:font-size="12.00pt" fo:font-weight="normal" fo:font-family="'Liberation Serif'" style:font-family-asian="'Liberation Serif'" style:font-family-complex="'Liberation Serif'" fo:background-color="transparent" style:use-window-font-color="true"/>
    </style:style>
    <style:style style:name="T423" style:family="text">
      <style:text-properties fo:font-size="12.00pt" fo:font-weight="normal" fo:font-family="Calibri" style:font-family-asian="Calibri" style:font-family-complex="Calibri" fo:background-color="transparent" style:use-window-font-color="true"/>
    </style:style>
    <style:style style:name="T424" style:family="text">
      <style:text-properties fo:font-size="12.00pt" fo:font-weight="normal" fo:font-family="'Liberation Serif'" style:font-family-asian="'Liberation Serif'" style:font-family-complex="'Liberation Serif'" fo:background-color="transparent" style:use-window-font-color="true"/>
    </style:style>
    <style:style style:name="T425" style:family="text">
      <style:text-properties fo:font-size="12.00pt" fo:font-weight="normal" fo:font-family="Calibri" style:font-family-asian="Calibri" style:font-family-complex="Calibri" fo:background-color="transparent" style:use-window-font-color="true"/>
    </style:style>
    <style:style style:name="T426" style:family="text">
      <style:text-properties fo:font-size="12.00pt" fo:font-weight="normal" fo:font-family="'Liberation Serif'" style:font-family-asian="'Liberation Serif'" style:font-family-complex="'Liberation Serif'"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4.00pt" fo:font-weight="bold" fo:font-family="'Liberation Sans'" style:font-family-asian="'Liberation Sans'" style:font-family-complex="'Liberation Sans'" fo:background-color="transparent" style:use-window-font-color="true"/>
    </style:style>
    <style:style style:name="T429" style:family="text">
      <style:text-properties fo:font-size="12.00pt" fo:font-weight="bold" fo:font-family="'Liberation Sans'" style:font-family-asian="'Liberation Sans'" style:font-family-complex="'Liberation Sans'" fo:background-color="transparent" style:use-window-font-color="true"/>
    </style:style>
    <style:style style:name="T430" style:family="text">
      <style:text-properties fo:font-size="12.00pt" fo:font-weight="bold" fo:font-family="Calibri" style:font-family-asian="Calibri" style:font-family-complex="Calibri" fo:background-color="transparent" style:use-window-font-color="true"/>
    </style:style>
    <style:style style:name="T431" style:family="text">
      <style:text-properties fo:font-size="12.00pt" fo:font-weight="bold" fo:font-family="'Liberation Sans'" style:font-family-asian="'Liberation Sans'" style:font-family-complex="'Liberation Sans'" fo:background-color="transparent" style:use-window-font-color="true"/>
    </style:style>
    <style:style style:name="T432" style:family="text">
      <style:text-properties fo:font-size="12.00pt" fo:font-weight="bold" fo:font-family="'Liberation Sans'" style:font-family-asian="'Liberation Sans'" style:font-family-complex="'Liberation Sans'" fo:background-color="transparent" style:use-window-font-color="true"/>
    </style:style>
    <style:style style:name="T433" style:family="text">
      <style:text-properties fo:font-size="12.00pt" fo:font-weight="bold" fo:font-family="Calibri" style:font-family-asian="Calibri" style:font-family-complex="Calibri" fo:background-color="transparent" style:use-window-font-color="true"/>
    </style:style>
    <style:style style:name="T434" style:family="text">
      <style:text-properties fo:font-size="12.00pt" fo:font-weight="bold" fo:font-family="'Liberation Sans'" style:font-family-asian="'Liberation Sans'" style:font-family-complex="'Liberation Sans'" fo:background-color="transparent" style:use-window-font-color="true"/>
    </style:style>
    <style:style style:name="T435" style:family="text">
      <style:text-properties fo:font-size="12.00pt" fo:font-weight="bold" fo:font-family="Calibri" style:font-family-asian="Calibri" style:font-family-complex="Calibri" fo:background-color="transparent" style:use-window-font-color="true"/>
    </style:style>
    <style:style style:name="T436" style:family="text">
      <style:text-properties fo:font-size="12.00pt" fo:font-weight="bold" fo:font-family="'Liberation Sans'" style:font-family-asian="'Liberation Sans'" style:font-family-complex="'Liberation Sans'"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bold" fo:font-family="'Liberation Sans'" style:font-family-asian="'Liberation Sans'" style:font-family-complex="'Liberation Sans'" fo:background-color="transparent" style:use-window-font-color="true"/>
    </style:style>
    <style:style style:name="T439" style:family="text">
      <style:text-properties fo:font-size="12.00pt" fo:font-weight="bold" fo:font-family="Calibri" style:font-family-asian="Calibri" style:font-family-complex="Calibri" fo:background-color="transparent" style:use-window-font-color="true"/>
    </style:style>
    <style:style style:name="T440" style:family="text">
      <style:text-properties fo:font-size="12.00pt" fo:font-weight="bold" fo:font-family="'Liberation Sans'" style:font-family-asian="'Liberation Sans'" style:font-family-complex="'Liberation Sans'" fo:background-color="transparent" style:use-window-font-color="true"/>
    </style:style>
    <style:style style:name="T441" style:family="text">
      <style:text-properties fo:font-size="12.00pt" fo:font-weight="bold" fo:font-family="Calibri" style:font-family-asian="Calibri" style:font-family-complex="Calibri" fo:background-color="transparent" style:use-window-font-color="true"/>
    </style:style>
    <style:style style:name="T442" style:family="text">
      <style:text-properties fo:font-size="12.00pt" fo:font-weight="bold" fo:font-family="'Liberation Sans'" style:font-family-asian="'Liberation Sans'" style:font-family-complex="'Liberation Sans'"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bold" fo:font-family="'Liberation Sans'" style:font-family-asian="'Liberation Sans'" style:font-family-complex="'Liberation Sans'" fo:background-color="transparent" style:use-window-font-color="true"/>
    </style:style>
    <style:style style:name="T445" style:family="text">
      <style:text-properties fo:font-size="12.00pt" fo:font-weight="bold" fo:font-family="Calibri" style:font-family-asian="Calibri" style:font-family-complex="Calibri" fo:background-color="transparent" style:use-window-font-color="true"/>
    </style:style>
    <style:style style:name="T446" style:family="text">
      <style:text-properties fo:font-size="12.00pt" fo:font-weight="bold" fo:font-family="'Liberation Sans'" style:font-family-asian="'Liberation Sans'" style:font-family-complex="'Liberation Sans'" fo:background-color="transparent" style:use-window-font-color="true"/>
    </style:style>
    <style:style style:name="T447" style:family="text">
      <style:text-properties fo:font-size="12.00pt" fo:font-weight="bold" fo:font-family="Calibri" style:font-family-asian="Calibri" style:font-family-complex="Calibri" fo:background-color="transparent" style:use-window-font-color="true"/>
    </style:style>
    <style:style style:name="T448" style:family="text">
      <style:text-properties fo:font-size="12.00pt" fo:font-weight="bold" fo:font-family="'Liberation Sans'" style:font-family-asian="'Liberation Sans'" style:font-family-complex="'Liberation Sans'"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bold" fo:font-family="'Liberation Sans'" style:font-family-asian="'Liberation Sans'" style:font-family-complex="'Liberation Sans'" fo:background-color="transparent" style:use-window-font-color="true"/>
    </style:style>
    <style:style style:name="T451" style:family="text">
      <style:text-properties fo:font-size="12.00pt" fo:font-weight="bold" fo:font-family="Calibri" style:font-family-asian="Calibri" style:font-family-complex="Calibri" fo:background-color="transparent" style:use-window-font-color="true"/>
    </style:style>
    <style:style style:name="T452" style:family="text">
      <style:text-properties fo:font-size="12.00pt" fo:font-weight="bold" fo:font-family="'Liberation Sans'" style:font-family-asian="'Liberation Sans'" style:font-family-complex="'Liberation Sans'" fo:background-color="transparent" style:use-window-font-color="true"/>
    </style:style>
    <style:style style:name="T453" style:family="text">
      <style:text-properties fo:font-size="12.00pt" fo:font-weight="bold" fo:font-family="Calibri" style:font-family-asian="Calibri" style:font-family-complex="Calibri" fo:background-color="transparent" style:use-window-font-color="true"/>
    </style:style>
    <style:style style:name="T454" style:family="text">
      <style:text-properties fo:font-size="12.00pt" fo:font-weight="bold" fo:font-family="'Liberation Sans'" style:font-family-asian="'Liberation Sans'" style:font-family-complex="'Liberation Sans'"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bold" fo:font-family="'Liberation Sans'" style:font-family-asian="'Liberation Sans'" style:font-family-complex="'Liberation Sans'" fo:background-color="transparent" style:use-window-font-color="true"/>
    </style:style>
    <style:style style:name="T457" style:family="text">
      <style:text-properties fo:font-size="12.00pt" fo:font-weight="bold" fo:font-family="Calibri" style:font-family-asian="Calibri" style:font-family-complex="Calibri" fo:background-color="transparent" style:use-window-font-color="true"/>
    </style:style>
    <style:style style:name="T458" style:family="text">
      <style:text-properties fo:font-size="12.00pt" fo:font-weight="bold" fo:font-family="'Liberation Sans'" style:font-family-asian="'Liberation Sans'" style:font-family-complex="'Liberation Sans'" fo:background-color="transparent" style:use-window-font-color="true"/>
    </style:style>
    <style:style style:name="T459" style:family="text">
      <style:text-properties fo:font-size="12.00pt" fo:font-weight="bold" fo:font-family="'Liberation Sans'" style:font-family-asian="'Liberation Sans'" style:font-family-complex="'Liberation Sans'"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Liberation Serif'" style:font-family-asian="'Liberation Serif'" style:font-family-complex="'Liberation Serif'" fo:background-color="transparent" style:use-window-font-color="true"/>
    </style:style>
    <style:style style:name="T462" style:family="text">
      <style:text-properties fo:font-size="12.00pt" fo:font-weight="normal" fo:font-family="'Cambria Math'" style:font-family-asian="'Cambria Math'" style:font-family-complex="'Cambria Math'" fo:background-color="transparent" style:use-window-font-color="true"/>
    </style:style>
    <style:style style:name="T463" style:family="text">
      <style:text-properties fo:font-size="12.00pt" fo:font-weight="normal" fo:font-family="'Liberation Serif'" style:font-family-asian="'Liberation Serif'" style:font-family-complex="'Liberation Serif'" fo:background-color="transparent" style:use-window-font-color="true"/>
    </style:style>
    <style:style style:name="T464" style:family="text">
      <style:text-properties fo:font-size="12.00pt" fo:font-weight="normal" fo:font-family="'Liberation Serif'" style:font-family-asian="'Liberation Serif'" style:font-family-complex="'Liberation Serif'" fo:background-color="transparent" style:use-window-font-color="true"/>
    </style:style>
    <style:style style:name="T465" style:family="text">
      <style:text-properties fo:font-size="12.00pt" fo:font-weight="normal" fo:font-family="'Cambria Math'" style:font-family-asian="'Cambria Math'" style:font-family-complex="'Cambria Math'" fo:background-color="transparent" style:use-window-font-color="true"/>
    </style:style>
    <style:style style:name="T466" style:family="text">
      <style:text-properties fo:font-size="12.00pt" fo:font-weight="normal" fo:font-family="'Liberation Serif'" style:font-family-asian="'Liberation Serif'" style:font-family-complex="'Liberation Serif'" fo:background-color="transparent" style:use-window-font-color="true"/>
    </style:style>
    <style:style style:name="T467" style:family="text">
      <style:text-properties fo:font-size="12.00pt" fo:font-weight="normal" fo:font-family="'Liberation Serif'" style:font-family-asian="'Liberation Serif'" style:font-family-complex="'Liberation Serif'" fo:background-color="transparent" style:use-window-font-color="true"/>
    </style:style>
    <style:style style:name="T468" style:family="text">
      <style:text-properties fo:font-size="12.00pt" fo:font-weight="normal" fo:font-family="'Cambria Math'" style:font-family-asian="'Cambria Math'" style:font-family-complex="'Cambria Math'" fo:background-color="transparent" style:use-window-font-color="true"/>
    </style:style>
    <style:style style:name="T469" style:family="text">
      <style:text-properties fo:font-size="12.00pt" fo:font-weight="normal" fo:font-family="'Liberation Serif'" style:font-family-asian="'Liberation Serif'" style:font-family-complex="'Liberation Serif'" fo:background-color="transparent" style:use-window-font-color="true"/>
    </style:style>
    <style:style style:name="T470" style:family="text">
      <style:text-properties fo:font-size="12.00pt" fo:font-weight="normal" fo:font-family="'Liberation Serif'" style:font-family-asian="'Liberation Serif'" style:font-family-complex="'Liberation Serif'" fo:background-color="transparent" style:use-window-font-color="true"/>
    </style:style>
    <style:style style:name="T471" style:family="text">
      <style:text-properties fo:font-size="12.00pt" fo:font-weight="normal" fo:font-family="'Cambria Math'" style:font-family-asian="'Cambria Math'" style:font-family-complex="'Cambria Math'" fo:background-color="transparent" style:use-window-font-color="true"/>
    </style:style>
    <style:style style:name="T472" style:family="text">
      <style:text-properties fo:font-size="12.00pt" fo:font-weight="normal" fo:font-family="'Liberation Serif'" style:font-family-asian="'Liberation Serif'" style:font-family-complex="'Liberation Serif'" fo:background-color="transparent" style:use-window-font-color="true"/>
    </style:style>
    <style:style style:name="T473" style:family="text">
      <style:text-properties fo:font-size="12.00pt" fo:font-weight="normal" fo:font-family="'Liberation Serif'" style:font-family-asian="'Liberation Serif'" style:font-family-complex="'Liberation Serif'" fo:background-color="transparent" style:use-window-font-color="true"/>
    </style:style>
    <style:style style:name="T474" style:family="text">
      <style:text-properties fo:font-size="12.00pt" fo:font-weight="normal" fo:font-family="'Cambria Math'" style:font-family-asian="'Cambria Math'" style:font-family-complex="'Cambria Math'" fo:background-color="transparent" style:use-window-font-color="true"/>
    </style:style>
    <style:style style:name="T475" style:family="text">
      <style:text-properties fo:font-size="12.00pt" fo:font-weight="normal" fo:font-family="'Liberation Serif'" style:font-family-asian="'Liberation Serif'" style:font-family-complex="'Liberation Serif'"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Liberation Serif'" style:font-family-asian="'Liberation Serif'" style:font-family-complex="'Liberation Serif'" fo:background-color="transparent" style:use-window-font-color="true"/>
    </style:style>
    <style:style style:name="T478" style:family="text">
      <style:text-properties fo:font-size="12.00pt" fo:font-weight="normal" fo:font-family="'Cambria Math'" style:font-family-asian="'Cambria Math'" style:font-family-complex="'Cambria Math'" fo:background-color="transparent" style:use-window-font-color="true"/>
    </style:style>
    <style:style style:name="T479" style:family="text">
      <style:text-properties fo:font-size="12.00pt" fo:font-weight="normal" fo:font-family="'Liberation Serif'" style:font-family-asian="'Liberation Serif'" style:font-family-complex="'Liberation Serif'" fo:background-color="transparent" style:use-window-font-color="true"/>
    </style:style>
    <style:style style:name="T480" style:family="text">
      <style:text-properties fo:font-size="12.00pt" fo:font-weight="normal" fo:font-family="'Liberation Serif'" style:font-family-asian="'Liberation Serif'" style:font-family-complex="'Liberation Serif'" fo:background-color="transparent" style:use-window-font-color="true"/>
    </style:style>
    <style:style style:name="T481" style:family="text">
      <style:text-properties fo:font-size="12.00pt" fo:font-weight="normal" fo:font-family="'Cambria Math'" style:font-family-asian="'Cambria Math'" style:font-family-complex="'Cambria Math'" fo:background-color="transparent" style:use-window-font-color="true"/>
    </style:style>
    <style:style style:name="T482" style:family="text">
      <style:text-properties fo:font-size="12.00pt" fo:font-weight="normal" fo:font-family="'Liberation Serif'" style:font-family-asian="'Liberation Serif'" style:font-family-complex="'Liberation Serif'" fo:background-color="transparent" style:use-window-font-color="true"/>
    </style:style>
    <style:style style:name="T483" style:family="text">
      <style:text-properties fo:font-size="12.00pt" fo:font-weight="normal" fo:font-family="'Liberation Serif'" style:font-family-asian="'Liberation Serif'" style:font-family-complex="'Liberation Serif'" fo:background-color="transparent" style:use-window-font-color="true"/>
    </style:style>
    <style:style style:name="T484" style:family="text">
      <style:text-properties fo:font-size="12.00pt" fo:font-weight="normal" fo:font-family="'Cambria Math'" style:font-family-asian="'Cambria Math'" style:font-family-complex="'Cambria Math'" fo:background-color="transparent" style:use-window-font-color="true"/>
    </style:style>
    <style:style style:name="T485" style:family="text">
      <style:text-properties fo:font-size="12.00pt" fo:font-weight="normal" fo:font-family="'Liberation Serif'" style:font-family-asian="'Liberation Serif'" style:font-family-complex="'Liberation Serif'" fo:background-color="transparent" style:use-window-font-color="true"/>
    </style:style>
    <style:style style:name="T486" style:family="text">
      <style:text-properties fo:font-size="12.00pt" fo:font-weight="normal" fo:font-family="'Liberation Serif'" style:font-family-asian="'Liberation Serif'" style:font-family-complex="'Liberation Serif'" fo:background-color="transparent" style:use-window-font-color="true"/>
    </style:style>
    <style:style style:name="T487" style:family="text">
      <style:text-properties fo:font-size="12.00pt" fo:font-weight="normal" fo:font-family="'Cambria Math'" style:font-family-asian="'Cambria Math'" style:font-family-complex="'Cambria Math'" fo:background-color="transparent" style:use-window-font-color="true"/>
    </style:style>
    <style:style style:name="T488" style:family="text">
      <style:text-properties fo:font-size="12.00pt" fo:font-weight="normal" fo:font-family="'Liberation Serif'" style:font-family-asian="'Liberation Serif'" style:font-family-complex="'Liberation Serif'" fo:background-color="transparent" style:use-window-font-color="true"/>
    </style:style>
    <style:style style:name="T489" style:family="text">
      <style:text-properties fo:font-size="12.00pt" fo:font-weight="normal" fo:font-family="'Liberation Serif'" style:font-family-asian="'Liberation Serif'" style:font-family-complex="'Liberation Serif'" fo:background-color="transparent" style:use-window-font-color="true"/>
    </style:style>
    <style:style style:name="T490" style:family="text">
      <style:text-properties fo:font-size="12.00pt" fo:font-weight="normal" fo:font-family="'Cambria Math'" style:font-family-asian="'Cambria Math'" style:font-family-complex="'Cambria Math'" fo:background-color="transparent" style:use-window-font-color="true"/>
    </style:style>
    <style:style style:name="T491" style:family="text">
      <style:text-properties fo:font-size="12.00pt" fo:font-weight="normal" fo:font-family="'Liberation Serif'" style:font-family-asian="'Liberation Serif'" style:font-family-complex="'Liberation Serif'" fo:background-color="transparent" style:use-window-font-color="true"/>
    </style:style>
    <style:style style:name="T492" style:family="text">
      <style:text-properties fo:font-size="12.00pt" fo:font-weight="normal" fo:font-family="'Liberation Serif'" style:font-family-asian="'Liberation Serif'" style:font-family-complex="'Liberation Serif'" fo:background-color="transparent" style:use-window-font-color="true"/>
    </style:style>
    <style:style style:name="T493" style:family="text">
      <style:text-properties fo:font-size="12.00pt" fo:font-weight="normal" fo:font-family="'Cambria Math'" style:font-family-asian="'Cambria Math'" style:font-family-complex="'Cambria Math'" fo:background-color="transparent" style:use-window-font-color="true"/>
    </style:style>
    <style:style style:name="T494" style:family="text">
      <style:text-properties fo:font-size="12.00pt" fo:font-weight="normal" fo:font-family="'Liberation Serif'" style:font-family-asian="'Liberation Serif'" style:font-family-complex="'Liberation Serif'" fo:background-color="transparent" style:use-window-font-color="true"/>
    </style:style>
    <style:style style:name="T495" style:family="text">
      <style:text-properties fo:font-size="12.00pt" fo:font-weight="normal" fo:font-family="'Liberation Serif'" style:font-family-asian="'Liberation Serif'" style:font-family-complex="'Liberation Serif'" fo:background-color="transparent" style:use-window-font-color="true"/>
    </style:style>
    <style:style style:name="T496" style:family="text">
      <style:text-properties fo:font-size="12.00pt" fo:font-weight="normal" fo:font-family="'Cambria Math'" style:font-family-asian="'Cambria Math'" style:font-family-complex="'Cambria Math'" fo:background-color="transparent" style:use-window-font-color="true"/>
    </style:style>
    <style:style style:name="T497" style:family="text">
      <style:text-properties fo:font-size="12.00pt" fo:font-weight="normal" fo:font-family="'Liberation Serif'" style:font-family-asian="'Liberation Serif'" style:font-family-complex="'Liberation Serif'" fo:background-color="transparent" style:use-window-font-color="true"/>
    </style:style>
    <style:style style:name="T498" style:family="text">
      <style:text-properties fo:font-size="12.00pt" fo:font-weight="normal" fo:font-family="'Cambria Math'" style:font-family-asian="'Cambria Math'" style:font-family-complex="'Cambria Math'" fo:background-color="transparent" style:use-window-font-color="true"/>
    </style:style>
    <style:style style:name="T499" style:family="text">
      <style:text-properties fo:font-size="12.00pt" fo:font-weight="normal" fo:font-family="'Liberation Serif'" style:font-family-asian="'Liberation Serif'" style:font-family-complex="'Liberation Serif'" fo:background-color="transparent" style:use-window-font-color="true"/>
    </style:style>
    <style:style style:name="T500" style:family="text">
      <style:text-properties fo:font-size="14.00pt" fo:font-weight="bold" fo:font-family="'Liberation Sans'" style:font-family-asian="'Liberation Sans'" style:font-family-complex="'Liberation Sans'"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Liberation Sans'" style:font-family-asian="'Liberation Sans'" style:font-family-complex="'Liberation Sans'"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bold" fo:font-family="'Liberation Sans'" style:font-family-asian="'Liberation Sans'" style:font-family-complex="'Liberation Sans'" fo:background-color="transparent" style:use-window-font-color="true"/>
    </style:style>
    <style:style style:name="T505"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06" style:family="text">
      <style:text-properties fo:font-size="12.00pt" fo:font-weight="bold" fo:font-family="'Liberation Sans'" style:font-family-asian="'Liberation Sans'" style:font-family-complex="'Liberation Sans'" fo:background-color="transparent" style:use-window-font-color="true"/>
    </style:style>
    <style:style style:name="T507"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08" style:family="text">
      <style:text-properties fo:font-size="12.00pt" fo:font-weight="bold" fo:font-family="'Liberation Sans'" style:font-family-asian="'Liberation Sans'" style:font-family-complex="'Liberation Sans'" fo:background-color="transparent" style:use-window-font-color="true"/>
    </style:style>
    <style:style style:name="T509" style:family="text">
      <style:text-properties fo:font-size="12.00pt" fo:font-weight="bold" fo:font-family="'Cambria Math'" style:font-family-asian="'Cambria Math'" style:font-family-complex="'Cambria Math'" fo:background-color="transparent" style:use-window-font-color="true"/>
    </style:style>
    <style:style style:name="T510" style:family="text">
      <style:text-properties fo:font-size="12.00pt" fo:font-weight="bold" fo:font-family="'Liberation Sans'" style:font-family-asian="'Liberation Sans'" style:font-family-complex="'Liberation Sans'" fo:background-color="transparent" style:use-window-font-color="true"/>
    </style:style>
    <style:style style:name="T511" style:family="text">
      <style:text-properties fo:font-size="12.00pt" fo:font-weight="normal" fo:font-family="'Liberation Serif'" style:font-family-asian="'Liberation Serif'" style:font-family-complex="'Liberation Serif'" fo:background-color="transparent" style:use-window-font-color="true"/>
    </style:style>
    <style:style style:name="T512" style:family="text">
      <style:text-properties fo:font-size="12.00pt" fo:font-weight="normal" fo:font-family="'Cambria Math'" style:font-family-asian="'Cambria Math'" style:font-family-complex="'Cambria Math'" fo:background-color="transparent" style:use-window-font-color="true"/>
    </style:style>
    <style:style style:name="T513" style:family="text">
      <style:text-properties fo:font-size="12.00pt" fo:font-weight="normal" fo:font-family="'Liberation Serif'" style:font-family-asian="'Liberation Serif'" style:font-family-complex="'Liberation Serif'" fo:background-color="transparent" style:use-window-font-color="true"/>
    </style:style>
    <style:style style:name="T514" style:family="text">
      <style:text-properties fo:font-size="12.00pt" fo:font-weight="bold" fo:font-family="'Liberation Serif'" style:font-family-asian="'Liberation Serif'" style:font-family-complex="'Liberation Serif'"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Liberation Sans'" style:font-family-asian="'Liberation Sans'" style:font-family-complex="'Liberation Sans'" fo:background-color="transparent" style:use-window-font-color="true"/>
    </style:style>
    <style:style style:name="T517"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18" style:family="text">
      <style:text-properties fo:font-size="12.00pt" fo:font-weight="bold" fo:font-family="'Liberation Sans'" style:font-family-asian="'Liberation Sans'" style:font-family-complex="'Liberation Sans'" fo:background-color="transparent" style:use-window-font-color="true"/>
    </style:style>
    <style:style style:name="T519"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20" style:family="text">
      <style:text-properties fo:font-size="12.00pt" fo:font-weight="bold" fo:font-family="'Liberation Sans'" style:font-family-asian="'Liberation Sans'" style:font-family-complex="'Liberation Sans'" fo:background-color="transparent" style:use-window-font-color="true"/>
    </style:style>
    <style:style style:name="T521"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22" style:family="text">
      <style:text-properties fo:font-size="12.00pt" fo:font-weight="bold" fo:font-family="'Liberation Sans'" style:font-family-asian="'Liberation Sans'" style:font-family-complex="'Liberation Sans'" fo:background-color="transparent" style:use-window-font-color="true"/>
    </style:style>
    <style:style style:name="T523" style:family="text">
      <style:text-properties fo:font-size="12.00pt" fo:font-weight="bold" fo:font-family="'Cambria Math'" style:font-family-asian="'Cambria Math'" style:font-family-complex="'Cambria Math'" fo:background-color="transparent" style:use-window-font-color="true"/>
    </style:style>
    <style:style style:name="T524" style:family="text">
      <style:text-properties fo:font-size="12.00pt" fo:font-weight="bold" fo:font-family="'Liberation Sans'" style:font-family-asian="'Liberation Sans'" style:font-family-complex="'Liberation Sans'" fo:background-color="transparent" style:use-window-font-color="true"/>
    </style:style>
    <style:style style:name="T525" style:family="text">
      <style:text-properties fo:font-size="12.00pt" fo:font-weight="normal" fo:font-family="'Liberation Serif'" style:font-family-asian="'Liberation Serif'" style:font-family-complex="'Liberation Serif'" fo:background-color="transparent" style:use-window-font-color="true"/>
    </style:style>
    <style:style style:name="T526" style:family="text">
      <style:text-properties fo:font-size="12.00pt" fo:font-weight="normal" fo:font-family="'Cambria Math'" style:font-family-asian="'Cambria Math'" style:font-family-complex="'Cambria Math'" fo:background-color="transparent" style:use-window-font-color="true"/>
    </style:style>
    <style:style style:name="T527" style:family="text">
      <style:text-properties fo:font-size="12.00pt" fo:font-weight="normal" fo:font-family="'Liberation Serif'" style:font-family-asian="'Liberation Serif'" style:font-family-complex="'Liberation Serif'"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2.00pt" fo:font-weight="bold" fo:font-family="'Liberation Sans'" style:font-family-asian="'Liberation Sans'" style:font-family-complex="'Liberation Sans'" fo:background-color="transparent" style:use-window-font-color="true"/>
    </style:style>
    <style:style style:name="T530"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31" style:family="text">
      <style:text-properties fo:font-size="12.00pt" fo:font-weight="bold" fo:font-family="'Liberation Sans'" style:font-family-asian="'Liberation Sans'" style:font-family-complex="'Liberation Sans'" fo:background-color="transparent" style:use-window-font-color="true"/>
    </style:style>
    <style:style style:name="T532"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33" style:family="text">
      <style:text-properties fo:font-size="12.00pt" fo:font-weight="bold" fo:font-family="'Liberation Sans'" style:font-family-asian="'Liberation Sans'" style:font-family-complex="'Liberation Sans'" fo:background-color="transparent" style:use-window-font-color="true"/>
    </style:style>
    <style:style style:name="T534"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35" style:family="text">
      <style:text-properties fo:font-size="12.00pt" fo:font-weight="bold" fo:font-family="'Liberation Sans'" style:font-family-asian="'Liberation Sans'" style:font-family-complex="'Liberation Sans'" fo:background-color="transparent" style:use-window-font-color="true"/>
    </style:style>
    <style:style style:name="T536" style:family="text">
      <style:text-properties fo:font-size="12.00pt" style:text-position="super" fo:font-weight="bold" fo:font-family="'Liberation Sans'" style:font-family-asian="'Liberation Sans'" style:font-family-complex="'Liberation Sans'" fo:background-color="transparent" style:use-window-font-color="true"/>
    </style:style>
    <style:style style:name="T537" style:family="text">
      <style:text-properties fo:font-size="12.00pt" fo:font-weight="bold" fo:font-family="'Liberation Sans'" style:font-family-asian="'Liberation Sans'" style:font-family-complex="'Liberation Sans'" fo:background-color="transparent" style:use-window-font-color="true"/>
    </style:style>
    <style:style style:name="T538" style:family="text">
      <style:text-properties fo:font-size="12.00pt" fo:font-weight="bold" fo:font-family="'Cambria Math'" style:font-family-asian="'Cambria Math'" style:font-family-complex="'Cambria Math'" fo:background-color="transparent" style:use-window-font-color="true"/>
    </style:style>
    <style:style style:name="T539" style:family="text">
      <style:text-properties fo:font-size="12.00pt" fo:font-weight="bold" fo:font-family="'Liberation Sans'" style:font-family-asian="'Liberation Sans'" style:font-family-complex="'Liberation Sans'" fo:background-color="transparent" style:use-window-font-color="true"/>
    </style:style>
    <style:style style:name="T540" style:family="text">
      <style:text-properties fo:font-size="12.00pt" fo:font-weight="normal" fo:font-family="'Liberation Serif'" style:font-family-asian="'Liberation Serif'" style:font-family-complex="'Liberation Serif'" fo:background-color="transparent" style:use-window-font-color="true"/>
    </style:style>
    <style:style style:name="T541" style:family="text">
      <style:text-properties fo:font-size="12.00pt" fo:font-weight="normal" fo:font-family="'Cambria Math'" style:font-family-asian="'Cambria Math'" style:font-family-complex="'Cambria Math'" fo:background-color="transparent" style:use-window-font-color="true"/>
    </style:style>
    <style:style style:name="T542" style:family="text">
      <style:text-properties fo:font-size="12.00pt" fo:font-weight="normal" fo:font-family="'Liberation Serif'" style:font-family-asian="'Liberation Serif'" style:font-family-complex="'Liberation Serif'"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2.00pt" fo:font-weight="bold" fo:font-family="'Liberation Sans'" style:font-family-asian="'Liberation Sans'" style:font-family-complex="'Liberation Sans'" fo:background-color="transparent" style:use-window-font-color="true"/>
    </style:style>
    <style:style style:name="T545" style:family="text">
      <style:text-properties fo:font-size="12.00pt" style:text-position="sub" fo:font-weight="bold" fo:font-family="'Liberation Sans'" style:font-family-asian="'Liberation Sans'" style:font-family-complex="'Liberation Sans'" fo:background-color="transparent" style:use-window-font-color="true"/>
    </style:style>
    <style:style style:name="T546" style:family="text">
      <style:text-properties fo:font-size="12.00pt" fo:font-weight="bold" fo:font-family="'Liberation Sans'" style:font-family-asian="'Liberation Sans'" style:font-family-complex="'Liberation Sans'"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2.00pt" fo:font-weight="normal" fo:font-family="'Liberation Serif'" style:font-family-asian="'Liberation Serif'" style:font-family-complex="'Liberation Serif'" fo:background-color="transparent" style:use-window-font-color="true"/>
    </style:style>
    <style:style style:name="T549" style:family="text">
      <style:text-properties fo:font-size="12.00pt" fo:font-weight="normal" fo:font-family="'Cambria Math'" style:font-family-asian="'Cambria Math'" style:font-family-complex="'Cambria Math'" fo:background-color="transparent" style:use-window-font-color="true"/>
    </style:style>
    <style:style style:name="T550" style:family="text">
      <style:text-properties fo:font-size="12.00pt" fo:font-weight="normal" fo:font-family="'Liberation Serif'" style:font-family-asian="'Liberation Serif'" style:font-family-complex="'Liberation Serif'" fo:background-color="transparent" style:use-window-font-color="true"/>
    </style:style>
    <style:style style:name="T551" style:family="text">
      <style:text-properties fo:font-size="12.00pt" fo:font-weight="normal" fo:font-family="'Liberation Serif'" style:font-family-asian="'Liberation Serif'" style:font-family-complex="'Liberation Serif'" fo:background-color="transparent" style:use-window-font-color="true"/>
    </style:style>
    <style:style style:name="T552" style:family="text">
      <style:text-properties fo:font-size="12.00pt" fo:font-weight="normal" fo:font-family="'Cambria Math'" style:font-family-asian="'Cambria Math'" style:font-family-complex="'Cambria Math'" fo:background-color="transparent" style:use-window-font-color="true"/>
    </style:style>
    <style:style style:name="T553" style:family="text">
      <style:text-properties fo:font-size="12.00pt" fo:font-weight="normal" fo:font-family="'Liberation Serif'" style:font-family-asian="'Liberation Serif'" style:font-family-complex="'Liberation Serif'"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bold" fo:font-family="'Liberation Sans'" style:font-family-asian="'Liberation Sans'" style:font-family-complex="'Liberation Sans'"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20.00%" fo:text-align="left" fo:margin-bottom="7.00pt"/>
    </style:style>
    <style:style style:name="P5" style:family="paragraph">
      <style:paragraph-properties fo:line-height="100.00%" fo:text-align="left" fo:margin-top="10.00pt" fo:margin-bottom="6.00pt"/>
    </style:style>
    <style:style style:name="P6" style:family="paragraph">
      <style:paragraph-properties fo:line-height="120.00%" fo:text-align="left" fo:margin-bottom="7.00pt"/>
    </style:style>
    <style:style style:name="P7" style:family="paragraph">
      <style:paragraph-properties fo:line-height="100.00%" fo:text-align="left" fo:margin-top="10.00pt" fo:margin-bottom="6.00pt"/>
    </style:style>
    <style:style style:name="P8" style:family="paragraph">
      <style:paragraph-properties fo:line-height="120.00%" fo:text-align="left" fo:margin-bottom="7.00pt"/>
    </style:style>
    <style:style style:name="P9" style:family="paragraph">
      <style:paragraph-properties fo:line-height="100.00%" fo:text-align="left" fo:margin-top="10.00pt" fo:margin-bottom="6.00pt"/>
    </style:style>
    <style:style style:name="P10" style:family="paragraph">
      <style:paragraph-properties fo:line-height="120.00%" fo:text-align="left" fo:margin-bottom="7.00pt"/>
    </style:style>
    <style:style style:name="P11" style:family="paragraph">
      <style:paragraph-properties fo:line-height="100.00%" fo:text-align="left" fo:margin-top="10.00pt" fo:margin-bottom="6.00pt"/>
    </style:style>
    <style:style style:name="P12" style:family="paragraph">
      <style:paragraph-properties fo:line-height="120.00%" fo:text-align="left" fo:margin-bottom="7.00pt"/>
    </style:style>
    <style:style style:name="P13" style:family="paragraph">
      <style:paragraph-properties fo:line-height="100.00%" fo:text-align="left" fo:margin-top="10.00pt" fo:margin-bottom="6.00pt"/>
    </style:style>
    <style:style style:name="P14" style:family="paragraph">
      <style:paragraph-properties fo:line-height="120.00%" fo:text-align="left" fo:margin-bottom="7.00pt"/>
    </style:style>
    <style:style style:name="P15" style:family="paragraph">
      <style:paragraph-properties fo:line-height="100.00%" fo:text-align="left" fo:margin-top="10.00pt" fo:margin-bottom="6.00pt"/>
    </style:style>
    <style:style style:name="P16" style:family="paragraph">
      <style:paragraph-properties fo:line-height="120.00%" fo:text-align="left" fo:margin-bottom="7.00pt"/>
    </style:style>
    <style:style style:name="P17" style:family="paragraph">
      <style:paragraph-properties fo:line-height="100.00%" fo:text-align="left" fo:margin-top="10.00pt" fo:margin-bottom="6.00pt"/>
    </style:style>
    <style:style style:name="P18" style:family="paragraph">
      <style:paragraph-properties fo:line-height="120.00%" fo:text-align="left" fo:margin-bottom="7.00pt"/>
    </style:style>
    <style:style style:name="P19" style:family="paragraph">
      <style:paragraph-properties fo:line-height="100.00%" fo:text-align="left" fo:margin-top="12.00pt" fo:margin-bottom="6.00pt"/>
    </style:style>
    <style:style style:name="P20" style:family="paragraph">
      <style:paragraph-properties fo:line-height="120.00%" fo:text-align="left" fo:margin-bottom="7.00pt"/>
    </style:style>
    <style:style style:name="P21" style:family="paragraph">
      <style:paragraph-properties fo:line-height="100.00%" fo:text-align="left" fo:margin-top="10.00pt" fo:margin-bottom="6.00pt"/>
    </style:style>
    <style:style style:name="P22" style:family="paragraph">
      <style:paragraph-properties fo:line-height="120.00%" fo:text-align="left" fo:margin-bottom="7.00pt"/>
    </style:style>
    <style:style style:name="P23" style:family="paragraph">
      <style:paragraph-properties fo:line-height="100.00%" fo:text-align="left" fo:margin-top="12.00pt" fo:margin-bottom="6.00pt"/>
    </style:style>
    <style:style style:name="P24" style:family="paragraph">
      <style:paragraph-properties fo:line-height="120.00%" fo:text-align="left" fo:margin-bottom="7.00pt"/>
    </style:style>
    <style:style style:name="P25" style:family="paragraph">
      <style:paragraph-properties fo:line-height="100.00%" fo:text-align="left" fo:margin-top="10.00pt" fo:margin-bottom="6.00pt"/>
    </style:style>
    <style:style style:name="P26" style:family="paragraph">
      <style:paragraph-properties fo:line-height="120.00%" fo:text-align="left" fo:margin-bottom="7.00pt"/>
    </style:style>
    <style:style style:name="P27" style:family="paragraph">
      <style:paragraph-properties fo:line-height="100.00%" fo:text-align="left" fo:margin-top="10.00pt" fo:margin-bottom="6.00pt"/>
    </style:style>
    <style:style style:name="P28" style:family="paragraph">
      <style:paragraph-properties fo:line-height="120.00%" fo:text-align="left" fo:margin-bottom="7.00pt"/>
    </style:style>
    <style:style style:name="P29" style:family="paragraph">
      <style:paragraph-properties fo:line-height="100.00%" fo:text-align="left" fo:margin-top="10.00pt" fo:margin-bottom="6.00pt"/>
    </style:style>
    <style:style style:name="P30" style:family="paragraph">
      <style:paragraph-properties fo:line-height="120.00%" fo:text-align="left" fo:margin-bottom="7.00pt"/>
    </style:style>
    <style:style style:name="P31" style:family="paragraph">
      <style:paragraph-properties fo:line-height="120.00%" fo:text-align="center" fo:margin-bottom="7.00pt"/>
    </style:style>
    <style:style style:name="P32" style:family="paragraph">
      <style:paragraph-properties fo:line-height="120.00%" fo:text-align="left" fo:margin-bottom="7.00pt"/>
    </style:style>
    <style:style style:name="P33" style:family="paragraph">
      <style:paragraph-properties fo:line-height="100.00%" fo:text-align="left" fo:margin-top="10.00pt" fo:margin-bottom="6.00pt"/>
    </style:style>
    <style:style style:name="P34" style:family="paragraph">
      <style:paragraph-properties fo:line-height="120.00%" fo:text-align="left" fo:margin-bottom="7.00pt"/>
    </style:style>
    <style:style style:name="P35"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6" style:family="paragraph">
      <style:paragraph-properties fo:line-height="100.00%" fo:text-align="center"/>
    </style:style>
    <style:style style:name="P37"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8"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9" style:family="paragraph">
      <style:paragraph-properties fo:line-height="100.00%" fo:text-align="center"/>
    </style:style>
    <style:style style:name="P40"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1" style:family="paragraph">
      <style:paragraph-properties fo:line-height="100.00%" fo:text-align="center"/>
    </style:style>
    <style:style style:name="P42"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3" style:family="paragraph">
      <style:paragraph-properties fo:line-height="100.00%" fo:text-align="center"/>
    </style:style>
    <style:style style:name="P44"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5" style:family="paragraph">
      <style:paragraph-properties fo:line-height="120.00%" fo:text-align="left" fo:margin-bottom="7.00pt"/>
    </style:style>
    <style:style style:name="P46" style:family="paragraph">
      <style:paragraph-properties fo:line-height="100.00%" fo:text-align="left" fo:margin-top="12.00pt" fo:margin-bottom="6.00pt"/>
    </style:style>
    <style:style style:name="P47" style:family="paragraph">
      <style:paragraph-properties fo:line-height="120.00%" fo:text-align="left" fo:margin-bottom="7.00pt"/>
    </style:style>
    <style:style style:name="P48" style:family="paragraph">
      <style:paragraph-properties fo:line-height="100.00%" fo:text-align="left" fo:margin-top="10.00pt" fo:margin-bottom="6.00pt"/>
    </style:style>
    <style:style style:name="P49" style:family="paragraph">
      <style:paragraph-properties fo:line-height="120.00%" fo:text-align="left" fo:margin-bottom="7.00pt"/>
    </style:style>
    <style:style style:name="P50" style:family="paragraph">
      <style:paragraph-properties fo:line-height="100.00%" fo:text-align="left" fo:margin-top="10.00pt" fo:margin-bottom="6.00pt"/>
    </style:style>
    <style:style style:name="P51" style:family="paragraph">
      <style:paragraph-properties fo:line-height="120.00%" fo:text-align="left" fo:margin-bottom="7.00pt"/>
    </style:style>
    <style:style style:name="P52" style:family="paragraph">
      <style:paragraph-properties fo:line-height="100.00%" fo:text-align="left" fo:margin-top="10.00pt" fo:margin-bottom="6.00pt"/>
    </style:style>
    <style:style style:name="P53" style:family="paragraph">
      <style:paragraph-properties fo:line-height="120.00%" fo:text-align="left" fo:margin-bottom="7.00pt"/>
    </style:style>
    <style:style style:name="P54" style:family="paragraph">
      <style:paragraph-properties fo:line-height="100.00%" fo:text-align="left" fo:margin-top="10.00pt" fo:margin-bottom="6.00pt"/>
    </style:style>
    <style:style style:name="P55" style:family="paragraph">
      <style:paragraph-properties fo:line-height="120.00%" fo:text-align="left" fo:margin-bottom="7.00pt"/>
    </style:style>
    <style:style style:name="TableColumn0100" style:family="table-column">
      <style:table-column-properties style:column-width="2.231250in"/>
    </style:style>
    <style:style style:name="TableColumn0101" style:family="table-column">
      <style:table-column-properties style:column-width="2.231250in"/>
    </style:style>
    <style:style style:name="TableColumn0102" style:family="table-column">
      <style:table-column-properties style:column-width="2.231250in"/>
    </style:style>
    <style:style style:name="Table01" style:family="table">
      <style:table-properties style:width="6.6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Prácticas Modelos de Computación<text:s/></text:span><text:span text:style-name="T3"><text:s/></text:span></text:p>
      <text:p text:style-name="P1"><text:span text:style-name="T4"/></text:p>
      <text:p text:style-name="P1"><text:span text:style-name="T5">Grupo A / A3</text:span></text:p>
      <text:p text:style-name="P1"><text:span text:style-name="T5">Curso 2017-2018</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2"><text:span text:style-name="T7">Índice</text:span></text:p>
      <text:p text:style-name="P2"><text:span text:style-name="T8"/></text:p>
      <text:p text:style-name="P2"><text:span text:style-name="T8"/></text:p>
      <text:p text:style-name="P2"><text:span text:style-name="T9">Práctica 1<text:tab/>…………………………………………………..<text:s text:c="2"/>3</text:span></text:p>
      <text:p text:style-name="P2"><text:span text:style-name="T10"/></text:p>
      <text:p text:style-name="P2"><text:span text:style-name="T11">Práctica 2<text:tab/>…………………………………………………..<text:s text:c="2"/>7</text:span></text:p>
      <text:p text:style-name="P2"><text:span text:style-name="T12"/></text:p>
      <text:p text:style-name="P2"><text:span text:style-name="T13">Práctica 3<text:tab/>…………………………………………………..<text:tab/>10</text:span></text:p>
      <text:p text:style-name="P2"><text:span text:style-name="T14"/></text:p>
      <text:p text:style-name="P2"><text:span text:style-name="T15">2</text:span></text:p>
      <text:p text:style-name="P2"><text:span text:style-name="T15">Práctica 4<text:tab/>………………………………………………….. 16</text:span></text:p>
      <text:p text:style-name="P3"><text:span text:style-name="T16">Práctica 1 - Ejercicios prácticos sobre Lenguajes y Gramáticas</text:span></text:p>
      <text:p text:style-name="P4"><text:span text:style-name="T17"/></text:p>
      <text:p text:style-name="P5"><text:span text:style-name="T18">Ejercicio 1</text:span></text:p>
      <text:p text:style-name="P6"><text:span text:style-name="T19">Dada la gramática G = ({S, A}, {a, b}, P, S) donde P = {S<text:s/></text:span><text:span text:style-name="T20">→</text:span><text:span text:style-name="T21"><text:s/>abAS, abA<text:s/></text:span><text:span text:style-name="T22">→</text:span><text:span text:style-name="T23"><text:s/>baab, S<text:s/></text:span><text:span text:style-name="T24">→</text:span><text:span text:style-name="T25"/></text:p>
      <text:p text:style-name="P6"><text:span text:style-name="T26">a, A<text:s/></text:span><text:span text:style-name="T27">→</text:span><text:span text:style-name="T28"><text:s/>b} . Determinar el lenguaje que genera.</text:span></text:p>
      <text:p text:style-name="P6"><text:span text:style-name="T29"/></text:p>
      <text:p text:style-name="P6"><text:span text:style-name="T30">Con esta gramática, aplicando las reglas, podemos generar las siguientes sentencias hasta obtener la forma general</text:span></text:p>
      <text:p text:style-name="P6"><text:span text:style-name="T30">S<text:s/></text:span><text:span text:style-name="T31">→</text:span><text:span text:style-name="T32"><text:s/>a</text:span></text:p>
      <text:p text:style-name="P6"><text:span text:style-name="T33">S<text:s/></text:span><text:span text:style-name="T34">→</text:span><text:span text:style-name="T35"><text:s/>abAS<text:s/></text:span><text:span text:style-name="T36">→</text:span><text:span text:style-name="T37"><text:s/>baabS<text:s/></text:span><text:span text:style-name="T38">→</text:span><text:span text:style-name="T39"><text:s/>baaba</text:span></text:p>
      <text:p text:style-name="P6"><text:span text:style-name="T40">S<text:s/></text:span><text:span text:style-name="T41">→</text:span><text:span text:style-name="T42"><text:s/>abAS<text:s/></text:span><text:span text:style-name="T43">→</text:span><text:span text:style-name="T44"><text:s/>abba</text:span></text:p>
      <text:p text:style-name="P6"><text:span text:style-name="T45">S<text:s/></text:span><text:span text:style-name="T46">→</text:span><text:span text:style-name="T47"><text:s/>abAS<text:s/></text:span><text:span text:style-name="T48">→</text:span><text:span text:style-name="T49"><text:s/>abAabAS<text:s/></text:span><text:span text:style-name="T50">→</text:span><text:span text:style-name="T51"><text:s/>…<text:s/></text:span><text:span text:style-name="T52">→</text:span><text:span text:style-name="T53"><text:s/>(abA)*S<text:s/></text:span><text:span text:style-name="T54">→</text:span><text:span text:style-name="T55"><text:s/>(abba)*a</text:span></text:p>
      <text:p text:style-name="P6"><text:span text:style-name="T56">S<text:s/></text:span><text:span text:style-name="T57">→</text:span><text:span text:style-name="T58"><text:s/>abAS<text:s/></text:span><text:span text:style-name="T59">→</text:span><text:span text:style-name="T60"><text:s/>abAabAS<text:s/></text:span><text:span text:style-name="T61">→</text:span><text:span text:style-name="T62"><text:s/>…<text:s/></text:span><text:span text:style-name="T63">→</text:span><text:span text:style-name="T64"><text:s/>(abA)*S<text:s/></text:span><text:span text:style-name="T65">→</text:span><text:span text:style-name="T66"><text:s/>(baab)*a</text:span></text:p>
      <text:p text:style-name="P6"><text:span text:style-name="T67">S<text:s/></text:span><text:span text:style-name="T68">→</text:span><text:span text:style-name="T69"><text:s/>abAS<text:s/></text:span><text:span text:style-name="T70">→</text:span><text:span text:style-name="T71"><text:s/>abAabAS<text:s/></text:span><text:span text:style-name="T72">→</text:span><text:span text:style-name="T73"><text:s/>abbbaaba</text:span></text:p>
      <text:p text:style-name="P6"><text:span text:style-name="T74">S<text:s/></text:span><text:span text:style-name="T75">→</text:span><text:span text:style-name="T76"><text:s/>abAS<text:s/></text:span><text:span text:style-name="T77">→</text:span><text:span text:style-name="T78"><text:s/>abAabAS<text:s/></text:span><text:span text:style-name="T79">→</text:span><text:span text:style-name="T80"><text:s/>baababba</text:span></text:p>
      <text:p text:style-name="P6"><text:span text:style-name="T81">S<text:s/></text:span><text:span text:style-name="T82">→</text:span><text:span text:style-name="T83"><text:s/>abAS<text:s/></text:span><text:span text:style-name="T84">→</text:span><text:span text:style-name="T85"><text:s/>abAabAS<text:s/></text:span><text:span text:style-name="T86">→</text:span><text:span text:style-name="T87"><text:s/>abAabAabAS<text:s/></text:span><text:span text:style-name="T88">→</text:span><text:span text:style-name="T89"><text:s/>baababbbaaba</text:span></text:p>
      <text:p text:style-name="P6"><text:span text:style-name="T90"/></text:p>
      <text:p text:style-name="P6"><text:span text:style-name="T91">Podemos observar que todas las cadenas generadas terminan en ‘a’ e incluyen las subsecuencias ‘abb’ y ‘baab’. </text:span></text:p>
      <text:p text:style-name="P6"><text:span text:style-name="T91">El lenguaje generado es: L(G) = [ab(b)* + baab] *a.</text:span></text:p>
      <text:p text:style-name="P6"><text:span text:style-name="T92"/></text:p>
      <text:p text:style-name="P7"><text:span text:style-name="T93">Ejercicio 2</text:span></text:p>
      <text:p text:style-name="P8"><text:span text:style-name="T94">Sea la gramática G = (V, T, P, S) donde:</text:span></text:p>
      <text:p text:style-name="P8"><text:span text:style-name="T94"><text:tab/>V = {&lt; numero &gt;, &lt; digito &gt;}</text:span></text:p>
      <text:p text:style-name="P8"><text:span text:style-name="T94"><text:tab/>T = {0, 1, 2, 3, 4, 5, 6, 7, 8, 9}</text:span></text:p>
      <text:p text:style-name="P8"><text:span text:style-name="T94"><text:tab/>S =&lt; numero &gt;</text:span></text:p>
      <text:p text:style-name="P8"><text:span text:style-name="T94">Las reglas de producción P son las siguientes:</text:span></text:p>
      <text:p text:style-name="P8"><text:span text:style-name="T94"><text:tab/>&lt; numero &gt;</text:span><text:span text:style-name="T95">→</text:span><text:span text:style-name="T96">&lt; digito &gt;&lt; numero &gt;</text:span></text:p>
      <text:p text:style-name="P8"><text:span text:style-name="T97"><text:tab/>&lt; numero &gt;</text:span><text:span text:style-name="T98">→</text:span><text:span text:style-name="T99">&lt; digito &gt;</text:span></text:p>
      <text:p text:style-name="P8"><text:span text:style-name="T100"><text:tab/>&lt; digito &gt;</text:span><text:span text:style-name="T101">→</text:span><text:span text:style-name="T102"><text:s/>0|1|2|3|4|5|6|7|8|9</text:span></text:p>
      <text:p text:style-name="P8"><text:span text:style-name="T103">3</text:span></text:p>
      <text:p text:style-name="P8"><text:span text:style-name="T103">Determinar el lenguaje que genera.</text:span></text:p>
      <text:p text:style-name="P8"><text:span text:style-name="T104">Tenemos que N<text:s/></text:span><text:span text:style-name="T105">→</text:span><text:span text:style-name="T106"><text:s/>&lt;numero&gt; y D<text:s/></text:span><text:span text:style-name="T107">→</text:span><text:span text:style-name="T108"><text:s/>&lt;digito&gt;</text:span></text:p>
      <text:p text:style-name="P8"><text:span text:style-name="T109">Además D<text:s/></text:span><text:span text:style-name="T110">→</text:span><text:span text:style-name="T111"><text:s/>&lt;digito&gt;<text:s/></text:span><text:span text:style-name="T112">→</text:span><text:span text:style-name="T113"><text:s/>(0...9)</text:span></text:p>
      <text:p text:style-name="P8"><text:span text:style-name="T114">Luego si generamos sentencias:</text:span></text:p>
      <text:p text:style-name="P8"><text:span text:style-name="T114">N<text:s/></text:span><text:span text:style-name="T115">→</text:span><text:span text:style-name="T116"><text:s/>DN<text:s/></text:span><text:span text:style-name="T117">→</text:span><text:span text:style-name="T118"><text:s/>(0...9) (0...9)</text:span></text:p>
      <text:p text:style-name="P8"><text:span text:style-name="T119">N<text:s/></text:span><text:span text:style-name="T120">→</text:span><text:span text:style-name="T121"><text:s/>D<text:s/></text:span><text:span text:style-name="T122">→</text:span><text:span text:style-name="T123"><text:s/>(0...9)</text:span></text:p>
      <text:p text:style-name="P8"><text:span text:style-name="T124">N<text:s/></text:span><text:span text:style-name="T125">→</text:span><text:span text:style-name="T126"><text:s/>DN<text:s/></text:span><text:span text:style-name="T127">→</text:span><text:span text:style-name="T128"><text:s/>DDN<text:s/></text:span><text:span text:style-name="T129">→</text:span><text:span text:style-name="T130"><text:s/>DDDN<text:s/></text:span><text:span text:style-name="T131">→</text:span><text:span text:style-name="T132"><text:s/>DD… DN<text:s/></text:span><text:span text:style-name="T133">→</text:span><text:span text:style-name="T134"><text:s/>DDD … D<text:s/></text:span><text:span text:style-name="T135">→</text:span><text:span text:style-name="T136"><text:s/>(0...9) (0...9) (0...9) … (0...9)</text:span></text:p>
      <text:p text:style-name="P8"><text:span text:style-name="T137">Obtenemos que la gramática genera el lenguaje: L(G) = [(0...9)+]*</text:span></text:p>
      <text:p text:style-name="P9"><text:span text:style-name="T138"/></text:p>
      <text:p text:style-name="P9"><text:span text:style-name="T138"/></text:p>
      <text:p text:style-name="P9"><text:span text:style-name="T139">Ejercicio 3</text:span></text:p>
      <text:p text:style-name="P10"><text:span text:style-name="T140">Encontrar si es posible una gramática libre de contexto que genera el lenguaje L, siendo</text:span></text:p>
      <text:p text:style-name="P10"><draw:frame text:anchor-type="as-char" svg:width="4.76mm" svg:height="6.61mm" style:rel-width="scale" style:rel-height="scale"><draw:object-ole xlink:href="OleObj1"/><draw:image xlink:href="ObjectReplacements/OleObj1"/></draw:frame><text:span text:style-name="T142">L<text:s/></text:span><text:span text:style-name="T143">⊆</text:span><text:span text:style-name="T144">{<text:s text:c="14"/>,</text:span></text:p>
      <text:p text:style-name="P10"><draw:frame text:anchor-type="as-char" svg:width="6.09mm" svg:height="6.61mm" style:rel-width="scale" style:rel-height="scale"><draw:object-ole xlink:href="OleObj2"/><draw:image xlink:href="ObjectReplacements/OleObj2"/></draw:frame><text:span text:style-name="T146">,</text:span></text:p>
      <text:p text:style-name="P10"><draw:frame text:anchor-type="as-char" svg:width="6.61mm" svg:height="7.14mm" style:rel-width="scale" style:rel-height="scale"><draw:object-ole xlink:href="OleObj3"/><draw:image xlink:href="ObjectReplacements/OleObj3"/></draw:frame><text:span text:style-name="T148"><text:s/>}<text:s/></text:span><text:span text:style-name="T149">∗</text:span><text:span text:style-name="T150"><text:s/>. </text:span></text:p>
      <text:p text:style-name="P10"><draw:frame text:anchor-type="as-char" svg:width="6.09mm" svg:height="7.67mm" style:rel-width="scale" style:rel-height="scale"><draw:object-ole xlink:href="OleObj4"/><draw:image xlink:href="ObjectReplacements/OleObj4"/></draw:frame><text:span text:style-name="T152">La palabra u<text:s/></text:span><text:span text:style-name="T153">∈</text:span><text:span text:style-name="T154"><text:s/>L<text:s/></text:span><text:span text:style-name="T155">⟺</text:span><text:span text:style-name="T156"><text:s/>no contiene el mismo número de símbolos </text:span></text:p>
      <text:p text:style-name="P10"><draw:frame text:anchor-type="as-char" svg:width="6.61mm" svg:height="7.14mm" style:rel-width="scale" style:rel-height="scale"><draw:object-ole xlink:href="OleObj5"/><draw:image xlink:href="ObjectReplacements/OleObj5"/></draw:frame><text:span text:style-name="T158">que de símbolos<text:s text:c="3"/></text:span><text:span text:style-name="T159"><text:s/>.</text:span></text:p>
      <text:p text:style-name="P10"><text:span text:style-name="T160"/></text:p>
      <text:p text:style-name="P10"><text:span text:style-name="T161">Si llamamos por ejemplo:</text:span></text:p>
      <text:p text:style-name="P10"><draw:frame text:anchor-type="as-char" svg:width="4.76mm" svg:height="6.61mm" style:rel-width="scale" style:rel-height="scale"><draw:object-ole xlink:href="OleObj6"/><draw:image xlink:href="ObjectReplacements/OleObj6"/></draw:frame><text:span text:style-name="T163">A = </text:span></text:p>
      <text:p text:style-name="P10"><draw:frame text:anchor-type="as-char" svg:width="6.09mm" svg:height="6.61mm" style:rel-width="scale" style:rel-height="scale"><draw:object-ole xlink:href="OleObj7"/><draw:image xlink:href="ObjectReplacements/OleObj7"/></draw:frame><text:span text:style-name="T165">B = <text:tab/></text:span></text:p>
      <text:p text:style-name="P10"><draw:frame text:anchor-type="as-char" svg:width="6.61mm" svg:height="7.14mm" style:rel-width="scale" style:rel-height="scale"><draw:object-ole xlink:href="OleObj8"/><draw:image xlink:href="ObjectReplacements/OleObj8"/></draw:frame><text:span text:style-name="T167">C = </text:span></text:p>
      <text:p text:style-name="P10"><text:span text:style-name="T167">Y la palabra u pertenece al lenguaje si no contiene el mísmo número de B que C.</text:span></text:p>
      <text:p text:style-name="P10"><text:span text:style-name="T167">Encontramos la siguiente gramática:</text:span></text:p>
      <text:p text:style-name="P10"><text:span text:style-name="T167">G = ({S, S1, S2, W, X, Y, Z}, {A, B, C}, P, S)</text:span></text:p>
      <text:p text:style-name="P10"><text:span text:style-name="T168"/></text:p>
      <text:p text:style-name="P10"><text:span text:style-name="T169">S<text:s/></text:span><text:span text:style-name="T170">→</text:span><text:span text:style-name="T171"><text:s/>S1|S2<text:tab/><text:tab/><text:tab/>S2</text:span><text:span text:style-name="T172">→</text:span><text:span text:style-name="T173"><text:s/>AY|AB|AS1</text:span></text:p>
      <text:p text:style-name="P10"><text:span text:style-name="T174">S1<text:s/></text:span><text:span text:style-name="T175">→</text:span><text:span text:style-name="T176"><text:s/>AW|AB|AS1<text:tab/><text:tab/>Y</text:span><text:span text:style-name="T177">→</text:span><text:span text:style-name="T178"><text:s/>WYC|WCZ|C</text:span></text:p>
      <text:p text:style-name="P10"><text:span text:style-name="T179">X</text:span><text:span text:style-name="T180">→</text:span><text:span text:style-name="T181"><text:s/>BXC|ε<text:tab/><text:tab/><text:tab/>Z</text:span><text:span text:style-name="T182">→</text:span><text:span text:style-name="T183"><text:s/>CZ|C|ε</text:span></text:p>
      <text:p text:style-name="P10"><text:span text:style-name="T184">4</text:span></text:p>
      <text:p text:style-name="P10"><text:span text:style-name="T184">W</text:span><text:span text:style-name="T185">→</text:span><text:span text:style-name="T186"><text:s/>BW|BX|B</text:span></text:p>
      <text:p text:style-name="P11"><text:span text:style-name="T187"/></text:p>
      <text:p text:style-name="P11"><text:span text:style-name="T188">Ejercicio 4</text:span></text:p>
      <text:p text:style-name="P12"><text:span text:style-name="T189">Encontrar gramáticas de tipo 2 para L<text:s/></text:span><text:span text:style-name="T190">⊆</text:span><text:span text:style-name="T191"><text:s/>{0, 1}<text:s/></text:span><text:span text:style-name="T192">∗</text:span><text:span text:style-name="T193"><text:s/>. En cada caso, indicar si los lenguajes generados son regulares, indicando, si existe, una gramática regular que los genera. Para los siguientes casos:</text:span></text:p>
      <text:p text:style-name="P12"><text:span text:style-name="T194"/></text:p>
      <text:p text:style-name="P12"><text:span text:style-name="T195">a. Palabras que comienzan con 000 y terminan en 111.</text:span></text:p>
      <text:p text:style-name="P12"><text:span text:style-name="T196"><text:tab/>S<text:s/></text:span><text:span text:style-name="T197">→</text:span><text:span text:style-name="T198"><text:s/>000A</text:span></text:p>
      <text:p text:style-name="P12"><text:span text:style-name="T199"><text:tab/>A<text:s/></text:span><text:span text:style-name="T200">→</text:span><text:span text:style-name="T201"><text:s/>0A|1A|B</text:span></text:p>
      <text:p text:style-name="P12"><text:span text:style-name="T202"><text:tab/>B<text:s/></text:span><text:span text:style-name="T203">→</text:span><text:span text:style-name="T204"><text:s/>111</text:span></text:p>
      <text:p text:style-name="P12"><text:span text:style-name="T205">b. Palabras que no contienen dos 0 seguidos (00).</text:span></text:p>
      <text:p text:style-name="P12"><text:span text:style-name="T206"><text:tab/>S<text:s/></text:span><text:span text:style-name="T207">→</text:span><text:span text:style-name="T208"><text:s/>A0|1S|0|1</text:span></text:p>
      <text:p text:style-name="P12"><text:span text:style-name="T209"><text:tab/>A<text:s/></text:span><text:span text:style-name="T210">→</text:span><text:span text:style-name="T211"><text:s/>1S</text:span></text:p>
      <text:p text:style-name="P12"><text:span text:style-name="T212">c. Palabras que si contienen tres ceros (000) le sigue al menos un 1.</text:span></text:p>
      <text:p text:style-name="P12"><text:span text:style-name="T213"><text:tab/>S<text:s/></text:span><text:span text:style-name="T214">→</text:span><text:span text:style-name="T215"><text:s/>0A|1S|0|1</text:span></text:p>
      <text:p text:style-name="P12"><text:span text:style-name="T216"><text:tab/>A<text:s/></text:span><text:span text:style-name="T217">→</text:span><text:span text:style-name="T218"><text:s/>0B | 1S</text:span></text:p>
      <text:p text:style-name="P12"><text:span text:style-name="T219"><text:tab/>B<text:s/></text:span><text:span text:style-name="T220">→</text:span><text:span text:style-name="T221"><text:s/>01S|1S</text:span></text:p>
      <text:p text:style-name="P12"><text:span text:style-name="T222"/></text:p>
      <text:p text:style-name="P12"><text:span text:style-name="T222"/></text:p>
      <text:p text:style-name="P12"><text:span text:style-name="T222"/></text:p>
      <text:p text:style-name="P12"><text:span text:style-name="T222"/></text:p>
      <text:p text:style-name="P12"><text:span text:style-name="T222"/></text:p>
      <text:p text:style-name="P12"><text:span text:style-name="T222"/></text:p>
      <text:p text:style-name="P12"><text:span text:style-name="T222"/></text:p>
      <text:p text:style-name="P13"><text:span text:style-name="T222"/></text:p>
      <text:p text:style-name="P14"><text:span text:style-name="T222"/></text:p>
      <text:p text:style-name="P15"><text:span text:style-name="T222"/></text:p>
      <text:p text:style-name="P16"><text:span text:style-name="T223">5</text:span></text:p>
      <text:p text:style-name="P16"><text:span text:style-name="T224"/></text:p>
      <text:p text:style-name="P17"><text:span text:style-name="T224"/></text:p>
      <text:p text:style-name="P17"><text:span text:style-name="T225">Ejercicio 5</text:span></text:p>
      <text:p text:style-name="P18"><text:span text:style-name="T226">En una empresa de videojuegos “ Dungeons of the Hell ” están planteando diseñar una gramática capaz de generar niveles de un juego de exploración de mazmorras, y sus salas correspondientes, siguiendo el siguiente conjunto de restricciones: Hay 2 tipos de salas, grandes (g) y pequeñas (p). Hay 2 tipos de monstruos, fuertes (f) y débiles (d). Las salas grandes, contienen al menos 1 monstruo fuerte y 2 débiles. Y las salas pequeñas, contienen a lo sumo 1 monstruo fuerte. Existen unas salas especiales donde se pueden reponer fuerzas y comprar armas. Estas salas son las llamas salas de tendero (t). Siempre, tras la sala grande, se va a encontrar una sala secreta (s). Al final de cada nivel habrá una sala final donde hay que rescatar a una princesa (x). Por ejemplo, la cadena terminal “pddgffddstx” representa que el nivel tiene<text:s/></text:span><text:span text:style-name="T227">–pdd: una sala peque</text:span><text:span text:style-name="T228">ña con 2 monstruos débiles.<text:s/></text:span><text:span text:style-name="T229">–gffdd: una sala grande con 2 fuertes y 2 d</text:span><text:span text:style-name="T230">ébiles.<text:s/></text:span><text:span text:style-name="T231">–s: una sala secreta. –t: una sala de tenedero. –x: una sala final.<text:s text:c="2"/>Elaborar una gram</text:span><text:span text:style-name="T232">ática que genere estos niveles con sus restricciones. Cada palabra del lenguaje es un solo nivel. ¿A qué tipo de gramática dentro de la jerarquía de Chomsky pertenece la gramática diseñada? ¿Sería posible diseñar una gramática de tipo 3 para dicho problema?</text:span></text:p>
      <text:p text:style-name="P18"><text:span text:style-name="T233"/></text:p>
      <text:p text:style-name="P18"><text:span text:style-name="T233"/></text:p>
      <text:p text:style-name="P18"><text:span text:style-name="T233"/></text:p>
      <text:p text:style-name="P18"><text:span text:style-name="T234">S<text:s/></text:span><text:span text:style-name="T235">→</text:span><text:span text:style-name="T236"><text:s/>pAD|gBsD</text:span></text:p>
      <text:p text:style-name="P18"><text:span text:style-name="T237">A</text:span><text:span text:style-name="T238">→</text:span><text:span text:style-name="T239"><text:s/>Of</text:span></text:p>
      <text:p text:style-name="P18"><text:span text:style-name="T240">o<text:s/></text:span><text:span text:style-name="T241">→</text:span><text:span text:style-name="T242"><text:s/>dO|d| ε</text:span></text:p>
      <text:p text:style-name="P18"><text:span text:style-name="T243">B<text:s/></text:span><text:span text:style-name="T244">→</text:span><text:span text:style-name="T245"><text:s/>ddCf</text:span></text:p>
      <text:p text:style-name="P18"><text:span text:style-name="T246">C</text:span><text:span text:style-name="T247">→</text:span><text:span text:style-name="T248"><text:s/>dC|Cf| ε</text:span></text:p>
      <text:p text:style-name="P18"><text:span text:style-name="T249">D</text:span><text:span text:style-name="T250">→</text:span><text:span text:style-name="T251"><text:s/>tE|E</text:span></text:p>
      <text:p text:style-name="P18"><text:span text:style-name="T252">E</text:span><text:span text:style-name="T253">→</text:span><text:span text:style-name="T254"><text:s/>S|x</text:span></text:p>
      <text:p text:style-name="P18"><text:span text:style-name="T255">6</text:span></text:p>
      <text:p text:style-name="P18"><text:span text:style-name="T256"/></text:p>
      <text:p text:style-name="P19"><text:span text:style-name="T257">Práctica 2<text:s/></text:span><text:span text:style-name="T258">– Lex</text:span></text:p>
      <text:p text:style-name="P20"><text:span text:style-name="T259"/></text:p>
      <text:p text:style-name="P21"><text:span text:style-name="T259"/></text:p>
      <text:p text:style-name="P21"><text:span text:style-name="T260">1. Realización de programa en Lex</text:span></text:p>
      <text:p text:style-name="P22"><text:span text:style-name="T261"/></text:p>
      <text:p text:style-name="P22"><text:span text:style-name="T261"/></text:p>
      <text:p text:style-name="P22"><text:span text:style-name="T262">El programa elegido para realizar es un analizador de directorios y subdirectorios.</text:span></text:p>
      <text:p text:style-name="P22"><text:span text:style-name="T262">Este programa lee de un fichero el contenido de los subdirectorios e imprime por pantalla el número de imágenes, ficheros en pdf, ficheros txt y scripts aparecen. Además cuenta la cantidad total de directorios y subdirectorios encontrados.</text:span></text:p>
      <text:p text:style-name="P22"><text:span text:style-name="T263"/></text:p>
      <text:p text:style-name="P22"><text:span text:style-name="T264">Para generar el fichero de entrada, se debe ejecutar el comando l</text:span><text:span text:style-name="T265">s -lR</text:span><text:span text:style-name="T266"><text:s/>de forma que liste los directorios recursivamente, redirigiendo el resultado de la ejecución a un fichero de texto que se le pasará por parámetro al programa.</text:span></text:p>
      <text:p text:style-name="P22"><text:span text:style-name="T267"/></text:p>
      <text:p text:style-name="P22"><text:span text:style-name="T268">Las expresiones regulares utilizadas son las siguientes:</text:span></text:p>
      <text:p text:style-name="P22"><text:span text:style-name="T269"/></text:p>
      <text:p text:style-name="P22"><text:span text:style-name="T269"/></text:p>
      <text:p text:style-name="P22"><draw:frame text:anchor-type="as-char" svg:width="98.43mm" svg:height="41.01mm" style:rel-width="scale" style:rel-height="scale"><draw:object-ole xlink:href="OleObj9"/><draw:image xlink:href="ObjectReplacements/OleObj9"/></draw:frame><text:span text:style-name="T269"/></text:p>
      <text:p text:style-name="P22"><text:span text:style-name="T269"/></text:p>
      <text:p text:style-name="P22"><text:span text:style-name="T269"/></text:p>
      <text:p text:style-name="P22"><text:span text:style-name="T269"/></text:p>
      <text:p text:style-name="P22"><text:span text:style-name="T269"/></text:p>
      <text:p text:style-name="P22"><text:span text:style-name="T269"/></text:p>
      <text:p text:style-name="P22"><text:span text:style-name="T269"/></text:p>
      <text:p text:style-name="P22"><text:span text:style-name="T269"/></text:p>
      <text:p text:style-name="P22"><text:span text:style-name="T270">Como podemos observar, filtramos el nombre del archivo con rangos alfanuméricos que pueden aparecer<text:s text:c="2"/>una o varias veces, seguido de un punto y el formato correspondiente.</text:span></text:p>
      <text:p text:style-name="P22"><text:span text:style-name="T270">Para contar el número de subdirectorios, analizamos todas las cadenas que terminen en “:” ya que es así como muestra los directorios la salida del comando<text:s/></text:span><text:span text:style-name="T271">ls -lR.</text:span></text:p>
      <text:p text:style-name="P22"><text:span text:style-name="T272"/></text:p>
      <text:p text:style-name="P22"><text:span text:style-name="T272"/></text:p>
      <text:p text:style-name="P22"><text:span text:style-name="T273">7</text:span></text:p>
      <text:p text:style-name="P22"><text:span text:style-name="T274"/></text:p>
      <text:p text:style-name="P22"><text:span text:style-name="T275">El código completo del programa es el siguiente:</text:span></text:p>
      <text:p text:style-name="P22"><text:span text:style-name="T276"/></text:p>
      <text:p text:style-name="P22"><draw:frame text:anchor-type="as-char" svg:width="170.13mm" svg:height="126.21mm" style:rel-width="scale" style:rel-height="scale"><draw:object-ole xlink:href="OleObj10"/><draw:image xlink:href="ObjectReplacements/OleObj10"/></draw:frame><draw:frame text:anchor-type="as-char" svg:width="170.13mm" svg:height="56.62mm" style:rel-width="scale" style:rel-height="scale"><draw:object-ole xlink:href="OleObj11"/><draw:image xlink:href="ObjectReplacements/OleObj11"/></draw:frame><text:span text:style-name="T276"/></text:p>
      <text:p text:style-name="P22"><text:span text:style-name="T277">Y el resultado:</text:span></text:p>
      <text:p text:style-name="P22"><text:span text:style-name="T278"/></text:p>
      <text:p text:style-name="P22"><draw:frame text:anchor-type="as-char" svg:width="92.87mm" svg:height="32.54mm" style:rel-width="scale" style:rel-height="scale"><draw:object-ole xlink:href="OleObj12"/><draw:image xlink:href="ObjectReplacements/OleObj12"/></draw:frame><text:span text:style-name="T279">8</text:span></text:p>
      <text:p text:style-name="P22"><text:span text:style-name="T280"/></text:p>
      <text:p text:style-name="P22"><text:span text:style-name="T281">Para la ejecución utilizamos el siguiente archivo como parámetro:</text:span></text:p>
      <text:p text:style-name="P22"><draw:frame text:anchor-type="as-char" svg:width="156.63mm" svg:height="98.95mm" style:rel-width="scale" style:rel-height="scale"><draw:object-ole xlink:href="OleObj13"/><draw:image xlink:href="ObjectReplacements/OleObj13"/></draw:frame><text:span text:style-name="T282"/></text:p>
      <text:p text:style-name="P22"><text:span text:style-name="T282"/></text:p>
      <text:p text:style-name="P22"><text:span text:style-name="T282"/></text:p>
      <text:p text:style-name="P22"><text:span text:style-name="T283">9</text:span></text:p>
      <text:p text:style-name="P22"><text:span text:style-name="T283">Aunque el resultado de la ejecución de<text:s/></text:span><text:span text:style-name="T284">ls -lR</text:span><text:span text:style-name="T285"><text:s/>sobre cualquier directorio sería válido como fichero de entrada.</text:span></text:p>
      <text:p text:style-name="P23"><text:span text:style-name="T286">Práctica 3<text:s/></text:span><text:span text:style-name="T287">– AFD/AFND</text:span></text:p>
      <text:p text:style-name="P24"><text:span text:style-name="T288"/></text:p>
      <text:p text:style-name="P25"><text:span text:style-name="T289">Ejercicio 1</text:span></text:p>
      <text:p text:style-name="P26"><text:span text:style-name="T290">Construir un AFD que acepte cada uno de los siguientes lenguajes con alfabeto {0,1}:</text:span></text:p>
      <text:p text:style-name="P26"><text:span text:style-name="T290">a. El lenguaje de las palabras que contienen la subcadena 010.</text:span></text:p>
      <text:p text:style-name="P26"><text:span text:style-name="T291"/></text:p>
      <text:p text:style-name="P26"><draw:frame text:anchor-type="as-char" svg:width="170.13mm" svg:height="38.10mm" style:rel-width="scale" style:rel-height="scale"><draw:object-ole xlink:href="OleObj14"/><draw:image xlink:href="ObjectReplacements/OleObj14"/></draw:frame><text:span text:style-name="T291"/></text:p>
      <text:p text:style-name="P26"><text:span text:style-name="T291"/></text:p>
      <text:p text:style-name="P26"><text:span text:style-name="T292">10</text:span></text:p>
      <text:p text:style-name="P26"><text:span text:style-name="T292">b. El lenguaje de las palabras que empiezan o terminan (o ambas cosas) en 010.</text:span></text:p>
      <text:p text:style-name="P26"><draw:frame text:anchor-type="as-char" svg:width="170.13mm" svg:height="80.17mm" style:rel-width="scale" style:rel-height="scale"><draw:object-ole xlink:href="OleObj15"/><draw:image xlink:href="ObjectReplacements/OleObj15"/></draw:frame><text:span text:style-name="T293"/></text:p>
      <text:p text:style-name="P26"><text:span text:style-name="T293"/></text:p>
      <text:p text:style-name="P26"><text:span text:style-name="T293"/></text:p>
      <text:p text:style-name="P26"><text:span text:style-name="T293"/></text:p>
      <text:p text:style-name="P26"><text:span text:style-name="T293"/></text:p>
      <text:p text:style-name="P26"><text:span text:style-name="T293"/></text:p>
      <text:p text:style-name="P26"><text:span text:style-name="T293"/></text:p>
      <text:p text:style-name="P26"><text:span text:style-name="T294">c. El lenguaje L<text:s/></text:span><text:span text:style-name="T295">⊆</text:span><text:span text:style-name="T296"><text:s/>{0, 1}* de todas las palabras con un número impar de ocurrencias de la subcadena 01.</text:span></text:p>
      <text:p text:style-name="P26"><text:span text:style-name="T297"/></text:p>
      <text:p text:style-name="P26"><draw:frame text:anchor-type="as-char" svg:width="136.26mm" svg:height="69.06mm" style:rel-width="scale" style:rel-height="scale"><draw:object-ole xlink:href="OleObj16"/><draw:image xlink:href="ObjectReplacements/OleObj16"/></draw:frame><text:span text:style-name="T297"/></text:p>
      <text:p text:style-name="P26"><text:span text:style-name="T298">11</text:span></text:p>
      <text:p text:style-name="P26"><text:span text:style-name="T299"/></text:p>
      <text:p text:style-name="P27"><text:span text:style-name="T299"/></text:p>
      <text:p text:style-name="P27"><text:span text:style-name="T300">Ejercicio 2</text:span></text:p>
      <text:p text:style-name="P28"><text:span text:style-name="T301"/></text:p>
      <text:p text:style-name="P28"><text:span text:style-name="T302">Construir un AFND que acepte cada uno de los siguientes lenguajes con alfabeto {0,1}:</text:span></text:p>
      <text:p text:style-name="P28"><text:span text:style-name="T302">a. El lenguaje de las palabras que terminan en 010.</text:span></text:p>
      <text:p text:style-name="P28"><text:span text:style-name="T303"/></text:p>
      <text:p text:style-name="P28"><text:span text:style-name="T303"/></text:p>
      <text:p text:style-name="P28"><draw:frame text:anchor-type="as-char" svg:width="170.13mm" svg:height="29.63mm" style:rel-width="scale" style:rel-height="scale"><draw:object-ole xlink:href="OleObj17"/><draw:image xlink:href="ObjectReplacements/OleObj17"/></draw:frame><text:span text:style-name="T303"/></text:p>
      <text:p text:style-name="P28"><text:span text:style-name="T303"/></text:p>
      <text:p text:style-name="P28"><text:span text:style-name="T303"/></text:p>
      <text:p text:style-name="P28"><text:span text:style-name="T303"/></text:p>
      <text:p text:style-name="P28"><text:span text:style-name="T303"/></text:p>
      <text:p text:style-name="P28"><text:span text:style-name="T303"/></text:p>
      <text:p text:style-name="P28"><text:span text:style-name="T304">b. El lenguaje de las palabras que empiezan o terminan (o ambas cosas) en 010.</text:span></text:p>
      <text:p text:style-name="P28"><text:span text:style-name="T305"/></text:p>
      <text:p text:style-name="P28"><text:span text:style-name="T305"/></text:p>
      <text:p text:style-name="P28"><draw:frame text:anchor-type="as-char" svg:width="170.13mm" svg:height="29.63mm" style:rel-width="scale" style:rel-height="scale"><draw:object-ole xlink:href="OleObj18"/><draw:image xlink:href="ObjectReplacements/OleObj18"/></draw:frame><text:span text:style-name="T305"/></text:p>
      <text:p text:style-name="P28"><text:span text:style-name="T305"/></text:p>
      <text:p text:style-name="P28"><text:span text:style-name="T305"/></text:p>
      <text:p text:style-name="P28"><text:span text:style-name="T305"/></text:p>
      <text:p text:style-name="P28"><text:span text:style-name="T306">12</text:span></text:p>
      <text:p text:style-name="P28"><text:span text:style-name="T307"/></text:p>
      <text:p text:style-name="P28"><text:span text:style-name="T308">c. El lenguaje de las palabras que contengan, simultáneamente, las subcadenas 010y 011. Este AFND también acepta cadenas en la que estas subcadenas están solapadas (por ejemplo, las palabras “01011” y “000111010” serían aceptadas).</text:span></text:p>
      <text:p text:style-name="P28"><text:span text:style-name="T309"/></text:p>
      <text:p text:style-name="P28"><text:span text:style-name="T309"/></text:p>
      <text:p text:style-name="P28"><text:span text:style-name="T309"/></text:p>
      <text:p text:style-name="P28"><draw:frame text:anchor-type="as-char" svg:width="170.13mm" svg:height="61.38mm" style:rel-width="scale" style:rel-height="scale"><draw:object-ole xlink:href="OleObj19"/><draw:image xlink:href="ObjectReplacements/OleObj19"/></draw:frame><text:span text:style-name="T309"/></text:p>
      <text:p text:style-name="P28"><text:span text:style-name="T309"/></text:p>
      <text:p text:style-name="P28"><text:span text:style-name="T309"/></text:p>
      <text:p text:style-name="P28"><text:span text:style-name="T309"/></text:p>
      <text:p text:style-name="P28"><text:span text:style-name="T309"/></text:p>
      <text:p text:style-name="P29"><text:span text:style-name="T310">Ejercicio 3</text:span></text:p>
      <text:p text:style-name="P30"><text:span text:style-name="T311"/></text:p>
      <text:p text:style-name="P30"><text:span text:style-name="T311"/></text:p>
      <text:p text:style-name="P30"><text:span text:style-name="T312">Diseñar una Máquina de Mealy o de Moore que, dada una cadena usando el alfabeto A={‘a’, ‘w’, ‘o’}, encienda un led verde (salida ‘V’) cada vez que se detecte la cadena “woow” en la entrada, apagándolo cuando lea cualquier otro símbolo después de esta cadena (representamos el led apagado con la salida“X“). El autómata tiene que encender el led verde (salida ‘V’) , tantas veces como aparezca en la secuencia “woow” en la entrada, y esta secuencia puede estar solapada. Por ejemplo, ante la siguiente entrada, la Máquina de Mealy/Moore emitirá la salida:</text:span></text:p>
      <text:p text:style-name="P31"><text:span text:style-name="T312"><text:tab/>entrada:<text:tab/> aaawoawoowoowwoowa</text:span></text:p>
      <text:p text:style-name="P31"><text:span text:style-name="T312"><text:tab/>salida:<text:tab/> XXXXXXXXXVXXVXXXVX</text:span></text:p>
      <text:p text:style-name="P31"><text:span text:style-name="T313"/></text:p>
      <text:p text:style-name="P32"><text:span text:style-name="T314">13</text:span></text:p>
      <text:p text:style-name="P32"><text:span text:style-name="T315"/></text:p>
      <text:p text:style-name="P32"><draw:frame text:anchor-type="as-char" svg:width="170.13mm" svg:height="53.98mm" style:rel-width="scale" style:rel-height="scale"><draw:object-ole xlink:href="OleObj20"/><draw:image xlink:href="ObjectReplacements/OleObj20"/></draw:frame><text:span text:style-name="T316">14</text:span></text:p>
      <text:p text:style-name="P32"><text:span text:style-name="T317"/></text:p>
      <text:p text:style-name="P33"><text:span text:style-name="T318">Ejercicio 4</text:span></text:p>
      <text:p text:style-name="P34"><text:span text:style-name="T319"/></text:p>
      <text:p text:style-name="P34"><text:span text:style-name="T320">Obtener un AFD equivalente al AFND siguiente:</text:span></text:p>
      <text:p text:style-name="P34"><draw:frame text:anchor-type="as-char" svg:width="134.94mm" svg:height="73.29mm" style:rel-width="scale" style:rel-height="scale"><draw:object-ole xlink:href="OleObj21"/><draw:image xlink:href="ObjectReplacements/OleObj21"/></draw:frame><text:span text:style-name="T321"/></text:p>
      <text:p text:style-name="P34"><text:span text:style-name="T322">Tabla de estados obtenida:</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6"><text:span text:style-name="T324">Estado</text:span><text:span text:style-name="T325"/></text:p>
          </table:table-cell>
          <table:table-cell table:style-name="TableCell010001">
            <text:p text:style-name="P36"><text:span text:style-name="T326">a</text:span><text:span text:style-name="T327"/></text:p>
          </table:table-cell>
          <table:table-cell table:style-name="TableCell010002">
            <text:p text:style-name="P36"><text:span text:style-name="T328">b</text:span><text:span text:style-name="T329"/></text:p>
          </table:table-cell>
        </table:table-row>
        <table:table-row table:style-name="TableRow0101">
          <table:table-cell table:style-name="TableCell010100">
            <text:p text:style-name="P39"><text:span text:style-name="T330">1</text:span><text:span text:style-name="T331"/></text:p>
          </table:table-cell>
          <table:table-cell table:style-name="TableCell010101">
            <text:p text:style-name="P39"><text:span text:style-name="T332">1,3</text:span><text:span text:style-name="T333"/></text:p>
          </table:table-cell>
          <table:table-cell table:style-name="TableCell010102">
            <text:p text:style-name="P39"><text:span text:style-name="T334">2</text:span><text:span text:style-name="T335"/></text:p>
          </table:table-cell>
        </table:table-row>
        <table:table-row table:style-name="TableRow0102">
          <table:table-cell table:style-name="TableCell010200">
            <text:p text:style-name="P41"><text:span text:style-name="T336">2</text:span><text:span text:style-name="T337"/></text:p>
          </table:table-cell>
          <table:table-cell table:style-name="TableCell010201">
            <text:p text:style-name="P41"><text:span text:style-name="T338">2,3</text:span><text:span text:style-name="T339"/></text:p>
          </table:table-cell>
          <table:table-cell table:style-name="TableCell010202">
            <text:p text:style-name="P41"><text:span text:style-name="T340">3</text:span><text:span text:style-name="T341"/></text:p>
          </table:table-cell>
        </table:table-row>
        <table:table-row table:style-name="TableRow0103">
          <table:table-cell table:style-name="TableCell010300">
            <text:p text:style-name="P43"><text:span text:style-name="T342">3</text:span><text:span text:style-name="T343"/></text:p>
          </table:table-cell>
          <table:table-cell table:style-name="TableCell010301">
            <text:p text:style-name="P43"><text:span text:style-name="T344">1</text:span><text:span text:style-name="T345"/></text:p>
          </table:table-cell>
          <table:table-cell table:style-name="TableCell010302">
            <text:p text:style-name="P43"><text:span text:style-name="T346">-</text:span><text:span text:style-name="T347"/></text:p>
          </table:table-cell>
        </table:table-row>
      </table:table>
      <text:p text:style-name="P45"><text:span text:style-name="T347"/></text:p>
      <text:p text:style-name="P45"><text:span text:style-name="T347"/></text:p>
      <text:p text:style-name="P45"><text:span text:style-name="T348">Diagrama:</text:span></text:p>
      <text:p text:style-name="P45"><draw:frame text:anchor-type="as-char" svg:width="145.79mm" svg:height="73.55mm" style:rel-width="scale" style:rel-height="scale"><draw:object-ole xlink:href="OleObj22"/><draw:image xlink:href="ObjectReplacements/OleObj22"/></draw:frame><text:span text:style-name="T350">15</text:span></text:p>
      <text:p text:style-name="P45"><text:span text:style-name="T351"/></text:p>
      <text:p text:style-name="P46"><text:span text:style-name="T352">Práctica 4 - Ejercicios Prácticos sobre Lenguajes libre de contexto</text:span></text:p>
      <text:p text:style-name="P47"><text:span text:style-name="T353"/></text:p>
      <text:p text:style-name="P48"><text:span text:style-name="T354">Ejercicio 1</text:span></text:p>
      <text:p text:style-name="P49"><text:span text:style-name="T355"/></text:p>
      <text:p text:style-name="P49"><text:span text:style-name="T356">Determinar cuáles de las siguientes gramáticas son ambiguas y, en su caso, comprobar si los lenguajes generados son inherentemente ambiguos. Justificar la respuesta.</text:span></text:p>
      <text:p text:style-name="P49"><text:span text:style-name="T356">Nota: Explicar/Demostrar cuidadosamente si la gramática no es ambigua (con lenguaje natural).</text:span></text:p>
      <text:p text:style-name="P49"><text:span text:style-name="T357"/></text:p>
      <text:p text:style-name="P49"><text:span text:style-name="T358">a) S<text:s/></text:span><text:span text:style-name="T359">→</text:span><text:span text:style-name="T360"><text:s text:c="2"/>A b B<text:s text:c="12"/>A<text:s/></text:span><text:span text:style-name="T361">→</text:span><text:span text:style-name="T362"><text:s text:c="2"/>a A | ε<text:tab/><text:tab/>B<text:s/></text:span><text:span text:style-name="T363">→</text:span><text:span text:style-name="T364"><text:s text:c="2"/>a B | b B | ε</text:span></text:p>
      <text:p text:style-name="P49"><text:span text:style-name="T365"/></text:p>
      <text:p text:style-name="P49"><text:span text:style-name="T366">Si desarrollamos la gramática en un árbol de derivación:</text:span></text:p>
      <text:p text:style-name="P49"><text:span text:style-name="T367"/></text:p>
      <text:p text:style-name="P49"><draw:frame text:anchor-type="as-char" svg:width="90.22mm" svg:height="58.47mm" style:rel-width="scale" style:rel-height="scale"><draw:object-ole xlink:href="OleObj23"/><draw:image xlink:href="ObjectReplacements/OleObj23"/></draw:frame><text:span text:style-name="T367"/></text:p>
      <text:p text:style-name="P49"><text:span text:style-name="T367"/></text:p>
      <text:p text:style-name="P49"><text:span text:style-name="T367"/></text:p>
      <text:p text:style-name="P49"><text:span text:style-name="T367"/></text:p>
      <text:p text:style-name="P49"><text:span text:style-name="T367"/></text:p>
      <text:p text:style-name="P49"><text:span text:style-name="T367"/></text:p>
      <text:p text:style-name="P49"><text:span text:style-name="T367"/></text:p>
      <text:p text:style-name="P49"><text:span text:style-name="T367"/></text:p>
      <text:p text:style-name="P49"><text:span text:style-name="T367"/></text:p>
      <text:p text:style-name="P49"><text:span text:style-name="T368">Vemos que por la izquierda solo obtenemos ‘a’, por la derecha obtenemos ‘a’ o ‘b’, sin embargo al aplicar cualquier proyección con ‘B’ incluimos una nueva variable, ya sea una nueva ‘a’ o una nueva ‘b’, por lo tanto no llega a haber dos árboles de derivación que sirvan para una misma palabra.</text:span></text:p>
      <text:p text:style-name="P49"><text:span text:style-name="T369"/></text:p>
      <text:p text:style-name="P49"><text:span text:style-name="T369"/></text:p>
      <text:p text:style-name="P49"><text:span text:style-name="T369"/></text:p>
      <text:p text:style-name="P49"><text:span text:style-name="T369"/></text:p>
      <text:p text:style-name="P49"><text:span text:style-name="T370">16</text:span></text:p>
      <text:p text:style-name="P49"><text:span text:style-name="T371"/></text:p>
      <text:p text:style-name="P49"><text:span text:style-name="T371"/></text:p>
      <text:p text:style-name="P49"><text:span text:style-name="T371"/></text:p>
      <text:p text:style-name="P49"><text:span text:style-name="T372">b) S<text:s/></text:span><text:span text:style-name="T373">→</text:span><text:span text:style-name="T374"><text:s text:c="2"/>aba S | ba S | bab S | ε</text:span></text:p>
      <text:p text:style-name="P49"><text:span text:style-name="T375"/></text:p>
      <text:p text:style-name="P49"><text:span text:style-name="T376">Si desarrollamos un árbol de derivación:</text:span></text:p>
      <text:p text:style-name="P49"><text:span text:style-name="T377"/></text:p>
      <text:p text:style-name="P49"><draw:frame text:anchor-type="as-char" svg:width="143.14mm" svg:height="53.18mm" style:rel-width="scale" style:rel-height="scale"><draw:object-ole xlink:href="OleObj24"/><draw:image xlink:href="ObjectReplacements/OleObj24"/></draw:frame><text:span text:style-name="T377"/></text:p>
      <text:p text:style-name="P49"><text:span text:style-name="T377"/></text:p>
      <text:p text:style-name="P49"><text:span text:style-name="T377"/></text:p>
      <text:p text:style-name="P49"><text:span text:style-name="T378">Observamos que con estos dos árboles distintos podemos formar la misma palabra ‘bababa’, por lo tanto esta gramática es ambigua. </text:span></text:p>
      <text:p text:style-name="P49"><text:span text:style-name="T379"/></text:p>
      <text:p text:style-name="P49"><text:span text:style-name="T380">c) S<text:s/></text:span><text:span text:style-name="T381">→</text:span><text:span text:style-name="T382"><text:s text:c="2"/>a SA | ε <text:tab/>A<text:s/></text:span><text:span text:style-name="T383">→</text:span><text:span text:style-name="T384"><text:s text:c="2"/>b A | ε</text:span></text:p>
      <text:p text:style-name="P49"><text:span text:style-name="T385"/></text:p>
      <text:p text:style-name="P49"><text:span text:style-name="T386">Si generamos los siguientes árboles de derivación:</text:span></text:p>
      <text:p text:style-name="P49"><text:span text:style-name="T387"/></text:p>
      <text:p text:style-name="P49"><draw:frame text:anchor-type="as-char" svg:width="116.15mm" svg:height="61.12mm" style:rel-width="scale" style:rel-height="scale"><draw:object-ole xlink:href="OleObj25"/><draw:image xlink:href="ObjectReplacements/OleObj25"/></draw:frame><text:span text:style-name="T387"/></text:p>
      <text:p text:style-name="P49"><text:span text:style-name="T387"/></text:p>
      <text:p text:style-name="P49"><text:span text:style-name="T387"/></text:p>
      <text:p text:style-name="P49"><text:span text:style-name="T387"/></text:p>
      <text:p text:style-name="P49"><text:span text:style-name="T387"/></text:p>
      <text:p text:style-name="P49"><text:span text:style-name="T387"/></text:p>
      <text:p text:style-name="P49"><text:span text:style-name="T387"/></text:p>
      <text:p text:style-name="P49"><text:span text:style-name="T388">17</text:span></text:p>
      <text:p text:style-name="P49"><text:span text:style-name="T389"/></text:p>
      <text:p text:style-name="P50"><text:span text:style-name="T389"/></text:p>
      <text:p text:style-name="P50"><text:span text:style-name="T390">Podemos ver que con ambos árboles de derivación, aunque sean distintos obtenemos la palabra ‘aab’. Luego podemos afirmar que esta gramática si es ambigua.</text:span></text:p>
      <text:p text:style-name="P50"><text:span text:style-name="T391"/></text:p>
      <text:p text:style-name="P50"><text:span text:style-name="T392">Ejercicio 2</text:span></text:p>
      <text:p text:style-name="P51"><text:span text:style-name="T393"/></text:p>
      <text:p text:style-name="P51"><text:span text:style-name="T394">Encontrar el autómata con pila que acepte el siguiente lenguaje L.</text:span></text:p>
      <text:p text:style-name="P51"><text:span text:style-name="T394">L = {x</text:span><text:span text:style-name="T395">i</text:span><text:span text:style-name="T396"><text:s/>y</text:span><text:span text:style-name="T397">j</text:span><text:span text:style-name="T398"><text:s/>z</text:span><text:span text:style-name="T399">k</text:span><text:span text:style-name="T400"><text:s/>| i+k = j ; i, j, k<text:s/></text:span><text:span text:style-name="T401">→</text:span><text:span text:style-name="T402"><text:s text:c="2"/>X}</text:span></text:p>
      <text:p text:style-name="P51"><text:span text:style-name="T403"/></text:p>
      <text:p text:style-name="P51"><text:span text:style-name="T404">A = ({q1, q2}, {x, y, z}, {S, R},<text:s/></text:span><text:span text:style-name="T405">δ</text:span><text:span text:style-name="T406">, q1, R, {q2})</text:span></text:p>
      <text:p text:style-name="P51"><text:span text:style-name="T407">δ</text:span><text:span text:style-name="T408">(q1, x, R) = {(q1, SR)}<text:tab/><text:tab/></text:span><text:span text:style-name="T409">δ</text:span><text:span text:style-name="T410">(q1, z, R) = {(q2, S)}<text:tab/><text:tab/><text:tab/><text:tab/></text:span></text:p>
      <text:p text:style-name="P51"><text:span text:style-name="T411">δ</text:span><text:span text:style-name="T412">(q2,<text:s/></text:span><text:span text:style-name="T413">ε</text:span><text:span text:style-name="T414">, S) = {(q2,<text:s/></text:span><text:span text:style-name="T415">ε</text:span><text:span text:style-name="T416">)}<text:tab/><text:tab/><text:tab/></text:span><text:span text:style-name="T417">δ</text:span><text:span text:style-name="T418">(q1,<text:s/></text:span><text:span text:style-name="T419">ε</text:span><text:span text:style-name="T420">, R) = {(q3,<text:s/></text:span><text:span text:style-name="T421">ε</text:span><text:span text:style-name="T422">)}</text:span></text:p>
      <text:p text:style-name="P51"><text:span text:style-name="T423">δ</text:span><text:span text:style-name="T424">(q2, y, S) = {(q2,<text:s/></text:span><text:span text:style-name="T425">ε</text:span><text:span text:style-name="T426">)}</text:span></text:p>
      <text:p text:style-name="P51"><text:span text:style-name="T427"/></text:p>
      <text:p text:style-name="P52"><text:span text:style-name="T428">Ejercicio 3</text:span></text:p>
      <text:p text:style-name="P53"><text:span text:style-name="T429">Pasar este autómata con pila a gramática independiente del contexto. Una vez</text:span></text:p>
      <text:p text:style-name="P53"><text:span text:style-name="T429">conseguida la gramática, proceder a eliminar variables y producciones inútiles. ¿Qué lenguaje genera dicha gramática?</text:span></text:p>
      <text:p text:style-name="P53"><text:span text:style-name="T429">M = ({q0,q1},{a,b},{Z,X},</text:span><text:span text:style-name="T430">δ</text:span><text:span text:style-name="T431">,q1,Z,</text:span><text:span text:style-name="T432">Æ)</text:span></text:p>
      <text:p text:style-name="P53"><text:span text:style-name="T433">δ</text:span><text:span text:style-name="T434">(q0,a,Z) = {(q0,XZ)}<text:s/></text:span><text:span text:style-name="T435">δ</text:span><text:span text:style-name="T436">(q0,a,X) = {(q0,XX)}</text:span></text:p>
      <text:p text:style-name="P53"><text:span text:style-name="T437">δ</text:span><text:span text:style-name="T438">(q0,b,Z) = {(q1,XZ)}<text:s/></text:span><text:span text:style-name="T439">δ</text:span><text:span text:style-name="T440">(q1,b,X) = {(q1,XX)}</text:span></text:p>
      <text:p text:style-name="P53"><text:span text:style-name="T441">δ</text:span><text:span text:style-name="T442">(q0,b,X) = {(q0,</text:span><text:span text:style-name="T443">ε</text:span><text:span text:style-name="T444">)}<text:s/></text:span><text:span text:style-name="T445">δ</text:span><text:span text:style-name="T446">(q1,a,X) = {(q1,</text:span><text:span text:style-name="T447">ε</text:span><text:span text:style-name="T448">)}</text:span></text:p>
      <text:p text:style-name="P53"><text:span text:style-name="T449">δ</text:span><text:span text:style-name="T450">(q0,</text:span><text:span text:style-name="T451">ε</text:span><text:span text:style-name="T452">,Z) = {(q0,</text:span><text:span text:style-name="T453">ε</text:span><text:span text:style-name="T454">)}<text:s/></text:span><text:span text:style-name="T455">δ</text:span><text:span text:style-name="T456">(q1,</text:span><text:span text:style-name="T457">ε</text:span><text:span text:style-name="T458">,Z) = {(q0,Z)}</text:span></text:p>
      <text:p text:style-name="P53"><text:span text:style-name="T459">18</text:span></text:p>
      <text:p text:style-name="P53"><text:span text:style-name="T459">Nota: Renombrar las variables al final del ejercicio para obtener el lenguaje generado.</text:span></text:p>
      <text:p text:style-name="P53"><text:span text:style-name="T460"/></text:p>
      <text:p text:style-name="P53"><text:span text:style-name="T461">[q1, X, q1]<text:s/></text:span><text:span text:style-name="T462">→</text:span><text:span text:style-name="T463"><text:s/>a</text:span></text:p>
      <text:p text:style-name="P53"><text:span text:style-name="T464">[q0, Z, q0]<text:s/></text:span><text:span text:style-name="T465">→</text:span><text:span text:style-name="T466"><text:s/>b</text:span></text:p>
      <text:p text:style-name="P53"><text:span text:style-name="T467">[q0, Z, q0]<text:s/></text:span><text:span text:style-name="T468">→</text:span><text:span text:style-name="T469"><text:s text:c="2"/>ε</text:span></text:p>
      <text:p text:style-name="P53"><text:span text:style-name="T470">[q1, Z, q0]<text:s/></text:span><text:span text:style-name="T471">→</text:span><text:span text:style-name="T472"><text:s text:c="2"/>ε[q0, Z, q0]</text:span></text:p>
      <text:p text:style-name="P53"><text:span text:style-name="T473">[q1, Z, q1]<text:s/></text:span><text:span text:style-name="T474">→</text:span><text:span text:style-name="T475"><text:s/>ε[q0, Z, q1]</text:span></text:p>
      <text:p text:style-name="P53"><text:span text:style-name="T476"/></text:p>
      <text:p text:style-name="P53"><text:span text:style-name="T477">Lo que nos da lugar a la siguiente gramática:</text:span></text:p>
      <text:p text:style-name="P53"><text:span text:style-name="T477">S<text:s/></text:span><text:span text:style-name="T478">→</text:span><text:span text:style-name="T479"><text:s/>A</text:span></text:p>
      <text:p text:style-name="P53"><text:span text:style-name="T480">A<text:s/></text:span><text:span text:style-name="T481">→</text:span><text:span text:style-name="T482"><text:s/>aBA| ε</text:span></text:p>
      <text:p text:style-name="P53"><text:span text:style-name="T483">B<text:s/></text:span><text:span text:style-name="T484">→</text:span><text:span text:style-name="T485"><text:s/>aBB|b</text:span></text:p>
      <text:p text:style-name="P53"><text:span text:style-name="T486">C<text:s/></text:span><text:span text:style-name="T487">→</text:span><text:span text:style-name="T488"><text:s/>bCB</text:span></text:p>
      <text:p text:style-name="P53"><text:span text:style-name="T489">D<text:s/></text:span><text:span text:style-name="T490">→</text:span><text:span text:style-name="T491"><text:s/>bDD</text:span></text:p>
      <text:p text:style-name="P53"><text:span text:style-name="T492">E<text:s/></text:span><text:span text:style-name="T493">→</text:span><text:span text:style-name="T494"><text:s/>ε</text:span></text:p>
      <text:p text:style-name="P53"><text:span text:style-name="T495">Dandonos un lenguaje en el que nos aparece una ‘a’ al principio y final de cada palabra apareciendo 0 o más veces, por la proyección S</text:span><text:span text:style-name="T496">→</text:span><text:span text:style-name="T497"><text:s/>A y A</text:span><text:span text:style-name="T498">→</text:span><text:span text:style-name="T499"><text:s/>aBA| ε, y cualquier contenido de ‘a’ y ‘b’ en el centro. </text:span></text:p>
      <text:p text:style-name="P54"><text:span text:style-name="T500">Ejercicio 4</text:span></text:p>
      <text:p text:style-name="P55"><text:span text:style-name="T501"/></text:p>
      <text:p text:style-name="P55"><text:span text:style-name="T502">Dar gramáticas libres de contexto o regulares no ambiguas (cuando sea posible)</text:span></text:p>
      <text:p text:style-name="P55"><text:span text:style-name="T502">para los siguientes lenguajes:</text:span></text:p>
      <text:p text:style-name="P55"><text:span text:style-name="T503"/></text:p>
      <text:p text:style-name="P55"><text:span text:style-name="T504">a) L 1 = {(ab)</text:span><text:span text:style-name="T505"><text:s/>i</text:span><text:span text:style-name="T506"><text:s/>(bc)</text:span><text:span text:style-name="T507"><text:s/>j<text:s/></text:span><text:span text:style-name="T508">| i, j<text:s/></text:span><text:span text:style-name="T509">≥</text:span><text:span text:style-name="T510"><text:s/>0}</text:span></text:p>
      <text:p text:style-name="P55"><text:span text:style-name="T511">S<text:s/></text:span><text:span text:style-name="T512">→</text:span><text:span text:style-name="T513"><text:s/>abS | bc | ε</text:span><text:span text:style-name="T514"><text:s/></text:span></text:p>
      <text:p text:style-name="P55"><text:span text:style-name="T515"/></text:p>
      <text:p text:style-name="P55"><text:span text:style-name="T516">b) L 2 = {a<text:s/></text:span><text:span text:style-name="T517">i<text:s/></text:span><text:span text:style-name="T518">b<text:s/></text:span><text:span text:style-name="T519">j</text:span><text:span text:style-name="T520"><text:s/>c<text:s/></text:span><text:span text:style-name="T521">i+j</text:span><text:span text:style-name="T522"><text:s/>| i, j<text:s/></text:span><text:span text:style-name="T523">≥</text:span><text:span text:style-name="T524"><text:s/>0}</text:span></text:p>
      <text:p text:style-name="P55"><text:span text:style-name="T525">S<text:s/></text:span><text:span text:style-name="T526">→</text:span><text:span text:style-name="T527"><text:s/>acS | bcS |<text:s text:c="2"/>ε</text:span></text:p>
      <text:p text:style-name="P55"><text:span text:style-name="T528"/></text:p>
      <text:p text:style-name="P55"><text:span text:style-name="T529">c) L 3 = {a<text:s/></text:span><text:span text:style-name="T530">i</text:span><text:span text:style-name="T531"><text:s/>b<text:s/></text:span><text:span text:style-name="T532">j</text:span><text:span text:style-name="T533"><text:s/>c<text:s/></text:span><text:span text:style-name="T534">j</text:span><text:span text:style-name="T535"><text:s/>d<text:s/></text:span><text:span text:style-name="T536">i</text:span><text:span text:style-name="T537"><text:s/>| i, j<text:s/></text:span><text:span text:style-name="T538">≥</text:span><text:span text:style-name="T539"><text:s/>0}</text:span></text:p>
      <text:p text:style-name="P55"><text:span text:style-name="T540">S<text:s/></text:span><text:span text:style-name="T541">→</text:span><text:span text:style-name="T542"><text:s/>adS | bcS |<text:s text:c="2"/>ε</text:span></text:p>
      <text:p text:style-name="P55"><text:span text:style-name="T543"/></text:p>
      <text:p text:style-name="P55"><text:span text:style-name="T544">d) L</text:span><text:span text:style-name="T545"><text:s/>4</text:span><text:span text:style-name="T546"><text:s/>definido como el conjunto de palabras de alfabeto {a, b, c} que empiezan por</text:span></text:p>
      <text:p text:style-name="P55"><text:span text:style-name="T546">aab y acaban por bbc y tales que estas dos subcadenas no aparecen nunca en el</text:span></text:p>
      <text:p text:style-name="P55"><text:span text:style-name="T546">interior de la palabra (sólo al comienzo y al final).</text:span></text:p>
      <text:p text:style-name="P55"><text:span text:style-name="T547"/></text:p>
      <text:p text:style-name="P55"><text:span text:style-name="T548">S<text:s/></text:span><text:span text:style-name="T549">→</text:span><text:span text:style-name="T550"><text:s/>aabA</text:span></text:p>
      <text:p text:style-name="P55"><text:span text:style-name="T551">A<text:s/></text:span><text:span text:style-name="T552">→</text:span><text:span text:style-name="T553"><text:s/>aA | bA | cA | bbc</text:span></text:p>
      <text:p text:style-name="P55"><text:span text:style-name="T554"/></text:p>
      <text:p text:style-name="P55"><text:span text:style-name="T555">19</text:span></text:p>
      <text:p text:style-name="P55"><text:span text:style-name="T555"><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